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Text_20_Body_20_Single">
      <style:paragraph-properties fo:orphans="2" fo:widows="2" style:writing-mode="lr-tb"/>
    </style:style>
    <style:style style:name="P2"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 style:family="paragraph" style:parent-style-name="Text_20_Body_20_Single">
      <style:paragraph-properties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 style:family="paragraph" style:parent-style-name="Text_20_Body_20_Single">
      <style:paragraph-properties fo:margin-left="1.27cm" fo:margin-right="0cm" fo:text-indent="0cm" style:auto-text-indent="false"/>
    </style:style>
    <style:style style:name="P6" style:family="paragraph" style:parent-style-name="Text_20_Body_20_Single">
      <style:paragraph-properties fo:margin-left="1.27cm" fo:margin-right="0cm" fo:text-indent="0cm" style:auto-text-indent="false"/>
      <style:text-properties fo:color="#000000"/>
    </style:style>
    <style:style style:name="P7"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8"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0"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4"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5" style:family="paragraph" style:parent-style-name="Normal">
      <style:paragraph-properties fo:margin-left="1.27cm" fo:margin-right="0cm" fo:margin-top="0.176cm" fo:margin-bottom="0.176cm" fo:text-indent="0cm" style:auto-text-indent="false" style:text-autospace="none"/>
    </style:style>
    <style:style style:name="P16" style:family="paragraph" style:parent-style-name="Default_20_Text">
      <style:paragraph-properties fo:margin-left="1.27cm" fo:margin-right="0cm" fo:text-indent="0cm" style:auto-text-indent="false"/>
      <style:text-properties fo:color="#000000"/>
    </style:style>
    <style:style style:name="P17" style:family="paragraph" style:parent-style-name="Text_20_Body_20_Indent">
      <style:paragraph-properties fo:margin-left="1.27cm" fo:margin-right="0cm" fo:text-indent="0cm" style:auto-text-indent="false"/>
      <style:text-properties fo:language="en" fo:country="US"/>
    </style:style>
    <style:style style:name="P18"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21" style:family="paragraph" style:parent-style-name="Text_20_Body_20_Single">
      <style:paragraph-properties fo:margin-left="0.635cm" fo:margin-right="0cm" fo:text-indent="0cm" style:auto-text-indent="false"/>
    </style:style>
    <style:style style:name="P22"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3"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4"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5"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weight="bold" style:font-name-asian="宋体" style:font-size-asian="10pt" style:font-weight-asian="bold" style:font-name-complex="宋体" style:font-size-complex="10pt" style:font-weight-complex="bold"/>
    </style:style>
    <style:style style:name="P26" style:family="paragraph" style:parent-style-name="Standard">
      <style:paragraph-properties fo:margin-left="0.635cm" fo:margin-right="0cm" fo:margin-top="0cm" fo:margin-bottom="0cm" fo:line-height="100%" fo:text-indent="0cm" style:auto-text-indent="false" style:text-autospace="none" style:writing-mode="lr-tb"/>
    </style:style>
    <style:style style:name="P27" style:family="paragraph" style:parent-style-name="Text_20_Body_20_Indent">
      <style:paragraph-properties fo:background-color="transparent">
        <style:background-image/>
      </style:paragraph-properties>
    </style:style>
    <style:style style:name="P28" style:family="paragraph" style:parent-style-name="Text_20_Body_20_Single">
      <style:paragraph-properties fo:margin-left="0cm" fo:margin-right="0cm" fo:text-indent="0cm" style:auto-text-indent="false"/>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fo:font-weight="bold" style:font-name-asian="宋体" style:font-size-asian="10pt" style:font-weight-asian="bold" style:font-name-complex="宋体" style:font-size-complex="10pt" style:font-weight-complex="bold"/>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33" style:family="paragraph" style:parent-style-name="Text_20_Body_20_Single">
      <style:paragraph-properties fo:margin-left="0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4" style:family="paragraph" style:parent-style-name="Text_20_Body_20_Single">
      <style:text-properties fo:color="#0000ff" fo:font-weight="normal" style:font-weight-asian="normal" style:font-weight-complex="normal"/>
    </style:style>
    <style:style style:name="P35" style:family="paragraph" style:parent-style-name="Default_20_Text">
      <style:text-properties fo:language="zxx" fo:country="none" style:language-asian="zxx" style:country-asian="none"/>
    </style:style>
    <style:style style:name="P36"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7" style:family="paragraph" style:parent-style-name="Text_20_Body_20_Indent">
      <style:text-properties fo:color="#000000"/>
    </style:style>
    <style:style style:name="P38" style:family="paragraph" style:parent-style-name="Text_20_Body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9" style:family="paragraph" style:parent-style-name="Text_20_Body_20_Indent">
      <style:text-properties fo:language="en" fo:country="US"/>
    </style:style>
    <style:style style:name="P40" style:family="paragraph" style:parent-style-name="Text_20_Body_20_Indent">
      <style:text-properties style:use-window-font-color="true"/>
    </style:style>
    <style:style style:name="P41" style:family="paragraph" style:parent-style-name="Text_20_Body_20_Indent">
      <style:text-properties style:use-window-font-color="true" fo:language="en" fo:country="US"/>
    </style:style>
    <style:style style:name="P42" style:family="paragraph" style:parent-style-name="Text_20_Body_20_Single">
      <style:paragraph-properties fo:margin-left="0cm" fo:margin-right="0cm" fo:orphans="2" fo:widows="2" fo:text-indent="-0.635cm" style:auto-text-indent="false" style:writing-mode="lr-tb"/>
    </style:style>
    <style:style style:name="P43" style:family="paragraph" style:parent-style-name="Text_20_Body_20_Indent">
      <style:paragraph-properties fo:margin-top="0cm" fo:margin-bottom="0.212cm" fo:orphans="2" fo:widows="2" fo:background-color="transparent" style:writing-mode="lr-tb">
        <style:background-image/>
      </style:paragraph-properties>
    </style:style>
    <style:style style:name="P44"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5" style:family="paragraph" style:parent-style-name="Text_20_Body_20_Indent">
      <style:paragraph-properties fo:margin-top="0cm" fo:margin-bottom="0.212cm" fo:orphans="2" fo:widows="2" style:writing-mode="lr-tb"/>
    </style:style>
    <style:style style:name="P46"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47"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8" style:family="paragraph" style:parent-style-name="Text_20_Body_20_Indent">
      <style:paragraph-properties fo:margin-top="0cm" fo:margin-bottom="0.212cm" fo:orphans="2" fo:widows="2" style:writing-mode="lr-tb">
        <style:tab-stops>
          <style:tab-stop style:position="7.918cm"/>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1"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52" style:family="paragraph" style:parent-style-name="Standard">
      <style:paragraph-properties fo:margin-left="1.90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5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4" style:family="paragraph" style:parent-style-name="Text_20_body">
      <style:paragraph-properties fo:margin-left="0.51cm" fo:margin-right="0cm" fo:text-indent="0cm" style:auto-text-indent="false"/>
    </style:style>
    <style:style style:name="P55" style:family="paragraph" style:parent-style-name="Text_20_Body_20_Single">
      <style:paragraph-properties fo:margin-left="1.304cm" fo:margin-right="0cm" fo:orphans="2" fo:widows="2" fo:text-indent="0cm" style:auto-text-indent="false" style:writing-mode="lr-tb"/>
    </style:style>
    <style:style style:name="P56"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7" style:family="paragraph" style:parent-style-name="Text_20_Body_20_Single">
      <style:paragraph-properties fo:margin-left="1.304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8" style:family="paragraph" style:parent-style-name="Text_20_Body_20_Single">
      <style:paragraph-properties fo:margin-top="0cm" fo:margin-bottom="0.494cm"/>
    </style:style>
    <style:style style:name="P59"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style:font-name-asian="宋体3" style:font-size-asian="12pt" style:font-name-complex="Times New Roman" style:font-size-complex="12pt"/>
    </style:style>
    <style:style style:name="P62" style:family="paragraph" style:parent-style-name="Text_20_Body_20_Indent">
      <style:paragraph-properties fo:margin-left="0.499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Text_20_Body_20_Indent">
      <style:paragraph-properties fo:margin-left="0.499cm" fo:margin-right="0cm" fo:margin-top="0cm" fo:margin-bottom="0.212cm" fo:orphans="2" fo:widows="2" fo:text-indent="0cm" style:auto-text-indent="false" style:writing-mode="lr-tb"/>
    </style:style>
    <style:style style:name="P64" style:family="paragraph" style:parent-style-name="Text_20_Body_20_Indent">
      <style:paragraph-properties fo:margin-left="0.499cm" fo:margin-right="0cm" fo:text-indent="0cm" style:auto-text-indent="false"/>
      <style:text-properties fo:language="en" fo:country="US"/>
    </style:style>
    <style:style style:name="P65"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6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7"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68" style:family="paragraph" style:parent-style-name="Standard" style:list-style-name="L1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9" style:family="paragraph" style:parent-style-name="Text_20_body" style:list-style-name="L4">
      <style:text-properties fo:color="#000000" style:font-name="宋体" fo:font-size="10pt" style:font-name-asian="宋体" style:font-size-asian="10pt" style:font-name-complex="宋体" style:font-size-complex="10pt"/>
    </style:style>
    <style:style style:name="P70" style:family="paragraph" style:parent-style-name="Text_20_Body_20_Single" style:list-style-name="L3"/>
    <style:style style:name="P71" style:family="paragraph" style:parent-style-name="Text_20_Body_20_Single" style:list-style-name="L1">
      <style:paragraph-properties fo:orphans="2" fo:widows="2" style:writing-mode="lr-tb"/>
    </style:style>
    <style:style style:name="P72" style:family="paragraph" style:parent-style-name="Text_20_Body_20_Single" style:list-style-name="L2">
      <style:paragraph-properties fo:orphans="2" fo:widows="2" style:writing-mode="lr-tb"/>
    </style:style>
    <style:style style:name="P73" style:family="paragraph" style:parent-style-name="Text_20_Body_20_Single" style:list-style-name="L23">
      <style:paragraph-properties fo:orphans="2" fo:widows="2" style:writing-mode="lr-tb"/>
    </style:style>
    <style:style style:name="P74"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5" style:family="paragraph" style:parent-style-name="Text_20_Body_20_Single" style:list-style-name="L3">
      <style:paragraph-properties fo:orphans="2" fo:widows="2" style:writing-mode="lr-tb"/>
      <style:text-properties style:use-window-font-color="true" style:font-name="Times New Roman" fo:font-size="12pt" style:font-name-asian="宋体3" style:font-size-asian="12pt" style:font-name-complex="Times New Roman" style:font-size-complex="12pt"/>
    </style:style>
    <style:style style:name="P76" style:family="paragraph" style:parent-style-name="Text_20_Body_20_Single" style:list-style-name="L23">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7" style:family="paragraph" style:parent-style-name="Text_20_Body_20_Single" style:list-style-name="L23">
      <style:paragraph-properties fo:orphans="2" fo:widows="2" style:writing-mode="lr-tb"/>
      <style:text-properties fo:color="#000000" fo:font-size="12pt" style:font-size-asian="12pt" style:font-size-complex="12pt"/>
    </style:style>
    <style:style style:name="P78" style:family="paragraph" style:parent-style-name="Text_20_Body_20_Single" style:list-style-name="L13">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79" style:family="paragraph" style:parent-style-name="Text_20_Body_20_Single" style:list-style-name="L21">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0" style:family="paragraph" style:parent-style-name="Text_20_Body_20_Single" style:list-style-name="L2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1" style:family="paragraph" style:parent-style-name="Text_20_Body_20_Single" style:list-style-name="L1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2" style:family="paragraph" style:parent-style-name="Text_20_Body_20_Single" style:list-style-name="L24">
      <style:paragraph-properties fo:margin-left="2.54cm" fo:margin-right="0cm" fo:text-indent="-0.635cm" style:auto-text-indent="false"/>
    </style:style>
    <style:style style:name="P83" style:family="paragraph" style:parent-style-name="Text_20_Body_20_Single" style:list-style-name="L24">
      <style:paragraph-properties fo:margin-left="2.54cm" fo:margin-right="0cm" fo:text-indent="-0.635cm" style:auto-text-indent="false"/>
      <style:text-properties fo:color="#000000"/>
    </style:style>
    <style:style style:name="P84" style:family="paragraph" style:parent-style-name="Text_20_Body_20_Indent" style:list-style-name="L4">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5" style:family="paragraph" style:parent-style-name="Text_20_Body_20_Indent" style:list-style-name="L4">
      <style:paragraph-properties fo:margin-left="0.492cm" fo:margin-right="0cm" fo:margin-top="0cm" fo:margin-bottom="0.212cm" fo:orphans="2" fo:widows="2" fo:text-indent="0cm" style:auto-text-indent="false" style:writing-mode="lr-tb"/>
    </style:style>
    <style:style style:name="P86" style:family="paragraph" style:parent-style-name="Text_20_Body_20_Indent" style:list-style-name="L5">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87" style:family="paragraph" style:parent-style-name="Text_20_Body_20_Indent" style:list-style-name="L5">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88" style:family="paragraph" style:parent-style-name="Text_20_Body_20_Indent" style:list-style-name="L4">
      <style:paragraph-properties fo:margin-left="0.529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1"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2" style:family="paragraph" style:parent-style-name="Text_20_Body_20_Indent" style:list-style-name="L10">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3" style:family="paragraph" style:parent-style-name="Text_20_Body_20_Indent" style:list-style-name="L15">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4"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5"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6" style:family="paragraph" style:parent-style-name="Text_20_Body_20_Indent" style:list-style-name="L19">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7"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8" style:family="paragraph" style:parent-style-name="Text_20_Body_20_Indent" style:list-style-name="L11">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9" style:family="paragraph" style:parent-style-name="Text_20_Body_20_Indent" style:list-style-name="L20">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00" style:family="paragraph" style:parent-style-name="Text_20_Body_20_Indent">
      <style:paragraph-properties fo:margin-top="0cm" fo:margin-bottom="0.212cm" fo:orphans="2" fo:widows="2" style:writing-mode="lr-tb"/>
    </style:style>
    <style:style style:name="P101" style:family="paragraph" style:parent-style-name="Text_20_Body_20_Indent" style:list-style-name="L5">
      <style:paragraph-properties fo:margin-left="0.492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2" style:family="paragraph" style:parent-style-name="Text_20_Body_20_Indent" style:list-style-name="L7">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3"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4"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5"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106" style:family="paragraph" style:parent-style-name="Text_20_Body_20_Indent" style:list-style-name="L5">
      <style:paragraph-properties fo:margin-left="0.473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7"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08" style:family="paragraph" style:parent-style-name="Text_20_Body_20_Indent" style:list-style-name="L17">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09"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0" style:family="paragraph" style:parent-style-name="Text_20_Body_20_Indent" style:list-style-name="L8">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Text_20_Body_20_Indent" style:list-style-name="L17">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Indent" style:list-style-name="L5">
      <style:paragraph-properties fo:margin-left="0.51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3" style:family="paragraph" style:parent-style-name="Text_20_Body_20_Indent" style:list-style-name="L8">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4" style:family="paragraph" style:parent-style-name="Text_20_Body_20_Indent" style:list-style-name="L17">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5" style:family="paragraph" style:parent-style-name="Text_20_Body_20_Indent" style:list-style-name="L5">
      <style:paragraph-properties fo:margin-left="0.51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6" style:family="paragraph" style:parent-style-name="Text_20_Body_20_Indent">
      <style:paragraph-properties fo:margin-left="0.499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17"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8"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19"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Text_20_Body_20_Indent" style:list-style-name="L5">
      <style:paragraph-properties fo:margin-left="0.499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1" style:family="paragraph" style:parent-style-name="Text_20_Body_20_Indent" style:list-style-name="L5">
      <style:paragraph-properties fo:margin-left="0.473cm" fo:margin-right="0cm" fo:margin-top="0cm" fo:margin-bottom="0.31cm" fo:orphans="2" fo:widows="2" fo:text-indent="0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2" style:family="paragraph" style:parent-style-name="Text_20_Body_20_Indent" style:list-style-name="L5">
      <style:paragraph-properties fo:margin-left="0.453cm" fo:margin-right="0cm" fo:margin-top="0cm" fo:margin-bottom="0.31cm" fo:orphans="2" fo:widows="2" fo:text-indent="0.037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3" style:family="paragraph" style:parent-style-name="Text_20_Body_20_Indent" style:list-style-name="L13">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24" style:family="paragraph" style:parent-style-name="Text_20_Body_20_Indent" style:list-style-name="L13">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5" style:family="paragraph" style:parent-style-name="Text_20_Body_20_Indent" style:list-style-name="L5">
      <style:paragraph-properties fo:margin-top="0cm" fo:margin-bottom="0.31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6" style:family="paragraph" style:parent-style-name="Heading" style:master-page-name="Standard">
      <style:paragraph-properties fo:text-align="start" style:justify-single-word="false" style:page-number="auto"/>
      <style:text-properties fo:font-size="22pt" fo:font-weight="bold" style:font-size-asian="22pt" style:font-weight-asian="bold" style:font-size-complex="22pt" style:font-weight-complex="bold"/>
    </style:style>
    <style:style style:name="P127" style:family="paragraph" style:parent-style-name="Heading_20_1">
      <style:paragraph-properties fo:orphans="2" fo:widows="2"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128" style:family="paragraph" style:parent-style-name="Heading_20_1">
      <style:paragraph-properties fo:orphans="2" fo:widows="2" style:writing-mode="lr-tb"/>
    </style:style>
    <style:style style:name="P129" style:family="paragraph" style:parent-style-name="Heading_20_3">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0" style:family="paragraph" style:parent-style-name="Heading_20_2">
      <style:paragraph-properties fo:margin-top="0.423cm" fo:margin-bottom="0.212cm" fo:orphans="2" fo:widows="2"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31" style:family="paragraph" style:parent-style-name="Heading_20_2" style:list-style-name="L25">
      <style:paragraph-properties fo:margin-left="0.037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32" style:family="paragraph" style:parent-style-name="Heading_20_4">
      <style:text-properties style:use-window-font-color="true" style:font-name="Arial" fo:language="en" fo:country="US" style:font-name-asian="宋体1" style:language-asian="zh" style:country-asian="CN" style:font-name-complex="Tahoma" style:language-complex="ar" style:country-complex="SA"/>
    </style:style>
    <style:style style:name="P133" style:family="paragraph" style:parent-style-name="Heading_20_4">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4" style:family="paragraph" style:parent-style-name="Heading_20_4" style:list-style-name="L6">
      <style:paragraph-properties fo:margin-left="0.095cm" fo:margin-right="0cm" fo:margin-top="0.423cm" fo:margin-bottom="0.212cm" fo:orphans="2" fo:widows="2" fo:text-indent="0.019cm" style:auto-text-indent="false"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35" style:family="paragraph" style:parent-style-name="Heading_20_4" style:list-style-name="L14">
      <style:paragraph-properties fo:margin-left="0cm" fo:margin-right="0cm" fo:margin-top="0.423cm" fo:margin-bottom="0.212cm" fo:orphans="2" fo:widows="2" fo:text-indent="-0.019cm" style:auto-text-indent="false" fo:keep-with-next="always" style:writing-mode="lr-tb">
        <style:tab-stops/>
      </style:paragraph-properties>
    </style:style>
    <style:style style:name="P136" style:family="paragraph" style:parent-style-name="Heading_20_4" style:list-style-name="L14">
      <style:paragraph-properties fo:margin-left="0cm" fo:margin-right="0cm" fo:margin-top="0.423cm" fo:margin-bottom="0.212cm" fo:orphans="2" fo:widows="2" fo:text-indent="-0.037cm" style:auto-text-indent="false" fo:keep-with-next="always" style:writing-mode="lr-tb">
        <style:tab-stops/>
      </style:paragraph-properties>
    </style:style>
    <style:style style:name="P137" style:family="paragraph" style:parent-style-name="Heading_20_4" style:list-style-name="L14">
      <style:paragraph-properties fo:margin-left="0.019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38" style:family="paragraph" style:parent-style-name="Contents_20_1">
      <style:paragraph-properties>
        <style:tab-stops>
          <style:tab-stop style:position="15.24cm" style:type="right" style:leader-style="dotted" style:leader-text="."/>
        </style:tab-stops>
      </style:paragraph-properties>
    </style:style>
    <style:style style:name="P139" style:family="paragraph" style:parent-style-name="Contents_20_2">
      <style:paragraph-properties>
        <style:tab-stops>
          <style:tab-stop style:position="14.741cm" style:type="right" style:leader-style="dotted" style:leader-text="."/>
        </style:tab-stops>
      </style:paragraph-properties>
    </style:style>
    <style:style style:name="P140" style:family="paragraph" style:parent-style-name="Contents_20_3">
      <style:paragraph-properties>
        <style:tab-stops>
          <style:tab-stop style:position="14.242cm" style:type="right" style:leader-style="dotted" style:leader-text="."/>
        </style:tab-stops>
      </style:paragraph-properties>
    </style:style>
    <style:style style:name="P141" style:family="paragraph" style:parent-style-name="Contents_20_4">
      <style:paragraph-properties>
        <style:tab-stops>
          <style:tab-stop style:position="13.742cm" style:type="right" style:leader-style="dotted" style:leader-text="."/>
        </style:tab-stops>
      </style:paragraph-properties>
    </style:style>
    <style:style style:name="P142" style:family="paragraph">
      <style:paragraph-properties fo:text-align="center" style:writing-mode="lr-tb"/>
      <style:text-properties fo:font-size="24pt"/>
    </style:style>
    <style:style style:name="P143" style:family="paragraph">
      <style:paragraph-properties fo:text-align="end" style:writing-mode="lr-tb"/>
    </style:style>
    <style:style style:name="P144" style:family="paragraph">
      <style:paragraph-properties style:writing-mode="lr-tb"/>
    </style:style>
    <style:style style:name="P145" style:family="paragraph">
      <style:paragraph-properties fo:text-align="center" style:writing-mode="lr-tb"/>
    </style:style>
    <style:style style:name="T1"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2pt" fo:language="en" fo:country="US" fo:font-style="italic" style:text-underline-style="none"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7"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10"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2" style:family="text">
      <style:text-properties style:use-window-font-color="true" style:font-name="Arial" fo:language="en" fo:country="US" style:font-name-asian="宋体1" style:language-asian="zh" style:country-asian="CN" style:font-name-complex="Tahoma" style:language-complex="ar" style:country-complex="SA"/>
    </style:style>
    <style:style style:name="T13" style:family="text">
      <style:text-properties fo:font-style="italic" style:font-style-asian="italic" style:font-style-complex="italic"/>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style:font-name-asian="Times New Roman1" style:font-name-complex="Times New Roman1"/>
    </style:style>
    <style:style style:name="T17" style:family="text">
      <style:text-properties style:font-name="Times New Roman1" fo:font-weight="bold" style:font-name-asian="Times New Roman1" style:font-weight-asian="bold" style:font-name-complex="Times New Roman1" style:font-weight-complex="bold"/>
    </style:style>
    <style:style style:name="T18"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19"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style:language-asian="zh" style:country-asian="CN" style:language-complex="ar" style:country-complex="SA"/>
    </style:style>
    <style:style style:name="T23" style:family="text">
      <style:text-properties fo:language="en" fo:country="US" fo:font-style="normal" style:language-asian="zh" style:country-asian="CN" style:font-style-asian="normal" style:language-complex="ar" style:country-complex="SA" style:font-style-complex="normal"/>
    </style:style>
    <style:style style:name="T24" style:family="text">
      <style:text-properties style:font-name="Times New Roman2" fo:font-size="12pt" fo:language="en" fo:country="US" fo:font-weight="bold"/>
    </style:style>
    <style:style style:name="T25" style:family="text">
      <style:text-properties style:font-name="Times New Roman2" fo:font-size="12pt" fo:language="en" fo:country="US" fo:font-weight="bold" style:font-weight-asian="bold" style:font-weight-complex="bold"/>
    </style:style>
    <style:style style:name="T26" style:family="text">
      <style:text-properties fo:color="#000000"/>
    </style:style>
    <style:style style:name="T27"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8"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29"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30"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1" style:family="text">
      <style:text-properties fo:color="#000000" style:font-name="宋体" fo:font-size="10pt" style:font-name-asian="宋体" style:font-size-asian="10pt" style:font-name-complex="宋体" style:font-size-complex="10pt"/>
    </style:style>
    <style:style style:name="T32" style:family="text">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T33" style:family="text">
      <style:text-properties fo:color="#000000" style:font-name="Times New Roman2"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34" style:family="text">
      <style:text-properties fo:font-weight="bold" style:font-weight-asian="bold" style:font-weight-complex="bold"/>
    </style:style>
    <style:style style:name="T35" style:family="text">
      <style:text-properties fo:font-variant="normal" fo:text-transform="none" fo:color="#000000" style:font-name="Courier New1"/>
    </style:style>
    <style:style style:name="T36" style:family="text">
      <style:text-properties fo:font-weight="normal" style:font-weight-asian="normal" style:font-weight-complex="normal"/>
    </style:style>
    <style:style style:name="T37" style:family="text">
      <style:text-properties fo:font-style="normal" style:font-style-asian="normal" style:font-style-complex="normal"/>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System P Hardware Management</text:p>
      <text:p text:style-name="P58"><text:date style:data-style-name="N37" text:date-value="2010-01-07T10:55:34.99" text:fixed="true">01/07/10</text:date>, <text:time style:data-style-name="N43" text:time-value="2010-01-07T10:55:42" text:fixed="true">10:55:42 AM</text:time></text:p>
      <text:p text:style-name="P58"/>
      <text:table-of-content text:style-name="Sect1" text:protected="true" text:name="内容目录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8">1. Introduction<text:tab/>2</text:p>
          <text:p text:style-name="P139">1.1 Terminology<text:tab/>2</text:p>
          <text:p text:style-name="P138">2. System P hardware discovery<text:tab/>3</text:p>
          <text:p text:style-name="P139">2.1 Prerequisites<text:tab/>3</text:p>
          <text:p text:style-name="P140">2.1.1 site table:<text:tab/>3</text:p>
          <text:p text:style-name="P140">2.1.2 Network configuration<text:tab/>4</text:p>
          <text:p text:style-name="P140">2.1.3 System P Hardware and HMC<text:tab/>4</text:p>
          <text:p text:style-name="P140">2.1.4 Cleanup BPA/FSP IPs on Service Network and HMC<text:tab/>5</text:p>
          <text:p text:style-name="P140">2.1.5 Hostname and IP address Planning<text:tab/>6</text:p>
          <text:p text:style-name="P139">2.2 xCAT DB setup and hardware discovery.<text:tab/>8</text:p>
          <text:p text:style-name="P140">2.2.1 Randomly IP addresses<text:tab/>8</text:p>
          <text:p text:style-name="P141">2.2.1.1 Setup DHCP server<text:tab/>8</text:p>
          <text:p text:style-name="P141">2.2.1.2 Power on all the frames and CECs<text:tab/>11</text:p>
          <text:p text:style-name="P141">2.2.1.3 Update xCAT tables<text:tab/>11</text:p>
          <text:p text:style-name="P141">2.2.1.4 Discover HMCs/frame/CECs, and define them in xCAT DB.<text:tab/>14</text:p>
          <text:p text:style-name="P140">2.2.2 Permanent ip addresses<text:tab/>14</text:p>
          <text:p text:style-name="P141">2.2.2.1 Setup DHCP server<text:tab/>14</text:p>
          <text:p text:style-name="P141">2.2.2.2 Power on all the frames and CECs<text:tab/>18</text:p>
          <text:p text:style-name="P141">2.2.2.3 Update xCAT tables<text:tab/>18</text:p>
          <text:p text:style-name="P141">2.2.2.4 Discover HMCs/frame/CECs, and define them in xCAT DB.<text:tab/>21</text:p>
          <text:p text:style-name="P139">2.3 Limitations:<text:tab/>23</text:p>
          <text:p text:style-name="P138">3. Setup connections from HMC to frame/CEC<text:tab/>23</text:p>
          <text:p text:style-name="P139">3.1 Set proper passwords for BPA/FSP/HMC.<text:tab/>23</text:p>
          <text:p text:style-name="P139">3.2 Run mkhwconn to assign frames/CECs to correct HMCs <text:tab/>24</text:p>
          <text:p text:style-name="P139">3.3 List <text:s/>frames/CECs <text:s/>from HMC <text:tab/>25</text:p>
          <text:p text:style-name="P139">3.4 Move frames/CECs to other HMCs (optional)<text:tab/>25</text:p>
        </text:index-body>
      </text:table-of-content>
      <text:p text:style-name="P58"/>
      <text:p text:style-name="P58"/>
      <text:p text:style-name="P58"/>
      <text:p text:style-name="P58"/>
      <text:p text:style-name="P58"/>
      <text:p text:style-name="P58"/>
      <text:p text:style-name="P58"/>
      <text:p text:style-name="P58"><text:soft-page-break/></text:p>
      <text:p text:style-name="P58"/>
      <text:section text:style-name="Sect1" text:name="区域1">
        <text:p text:style-name="P58"/>
      </text:section>
      <text:h text:style-name="Heading_20_1" text:outline-level="1" text:is-list-header="true">1. Introduction</text:h>
      <text:p text:style-name="Default_20_Text">This cookbook provides information and step-by-step instructions used with hardware discovery by the xCAT Management Node (MN), and setting up connections between HMC to IBM System P machines. </text:p>
      <text:p text:style-name="Default_20_Text"/>
      <text:h text:style-name="Heading_20_2" text:outline-level="2" text:is-list-header="true">1.1 Terminology</text:h>
      <text:p text:style-name="P54">The following terms will be used in this document:</text:p>
      <text:list xml:id="list34313162" text:style-name="L1">
        <text:list-item>
          <text:p text:style-name="P71">Frame (BPA) node:<text:span text:style-name="T1"> in xCAT 2.x, a node with nodetype set to </text:span><text:span text:style-name="T2">bpa</text:span><text:span text:style-name="T1"> represents a high end System P server 24 inch frame. <text:s text:c="5"/>For example, here is a frame node:</text:span></text:p>
        </text:list-item>
      </text:list>
      <text:p text:style-name="P65">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5"/>
      <text:p text:style-name="P5">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5"/>
      <text:p text:style-name="P5">For lower end System P servers, there is no BPA device contained in a 19 inch frame, so there is no xCAT node object represented for 19 inch System P frame. </text:p>
      <text:p text:style-name="P21"/>
      <text:list xml:id="list34313202" text:style-name="L2">
        <text:list-item>
          <text:p text:style-name="P72">CEC (FSP) node: in xCAT 2.x, has a server node with attribute nodetype set to <text:span text:style-name="T13">fsp</text:span> which represents a System P CEC. Here is an example of CEC node that exists in a high end System P server:</text:p>
        </text:list-item>
      </text:list>
      <text:p text:style-name="P1"><text:tab/></text:p>
      <text:p text:style-name="Text_20_Body_20_Indent"><text:soft-page-break/></text:p>
      <text:p text:style-name="P66">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9"/>
      <text:p text:style-name="P27">In above example, the attribute ‘nodetype’ indicates this is a CEC node; and the‘id’ attribute indicates the cage number of this CEC in a 24 inch frame. (This will be set to blank for low end System P machine). The attribute ‘parent’ indicates the f<text:span text:style-name="T1">rame </text:span><text:span text:style-name="T5">BPA server </text:span><text:span text:style-name="T1">node tha</text:span>t this CEC is controlled by. The ‘mgt’ attribute <text:s/>is initially set to <text:span text:style-name="T13">fsp</text:span> and ‘hcp’ attribute is set to itself as the CEC server node prior to be <text:s/>managed by the HMC.</text:p>
      <text:p text:style-name="P28"/>
      <text:p text:style-name="P28"/>
      <text:h text:style-name="P127" text:outline-level="1" text:is-list-header="true">2. System P hardware discovery</text:h>
      <text:p text:style-name="P2"/>
      <text:p text:style-name="P43"><text:span text:style-name="T1">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2"><text:s text:c="2"/></text:p>
      <text:h text:style-name="Heading_20_2" text:outline-level="2" text:is-list-header="true" text:restart-numbering="true" text:start-value="-1">2.1 Prerequisites</text:h>
      <text:p text:style-name="P44">Before performing hardware discovery, users should confirm the following prerequisites:</text:p>
      <text:h text:style-name="Heading_20_3" text:outline-level="3" text:is-list-header="true" text:restart-numbering="true" text:start-value="-1">2.1.1 site table:</text:h>
      <text:p text:style-name="P5">Make sure the following attributes in “site” table are checked and are properly adjusted <text:s/>to match you xCAT cluster site environment:</text:p>
      <text:list xml:id="list34320850" text:style-name="L3">
        <text:list-item>
          <text:p text:style-name="P70">domain</text:p>
        </text:list-item>
        <text:list-item>
          <text:p text:style-name="P70">nameservers</text:p>
        </text:list-item>
        <text:list-item>
          <text:p text:style-name="P70">ntpservers</text:p>
        </text:list-item>
      </text:list>
      <text:p text:style-name="Text_20_Body_20_Single"><text:soft-page-break/></text:p>
      <text:p text:style-name="Text_20_Body_20_Single"/>
      <text:h text:style-name="Heading_20_3" text:outline-level="3" text:is-list-header="true">2.1.2 Network configuration</text:h>
      <text:p text:style-name="P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5"/>
      <text:p text:style-name="P35"><draw:g text:anchor-type="as-char" svg:y="0cm" draw:z-index="0" draw:style-name="gr1"><draw:rect draw:style-name="gr2" draw:text-style-name="P142" svg:width="15.235cm" svg:height="10.799cm" svg:x="0cm" svg:y="0cm"><text:p/></draw:rect><draw:frame draw:style-name="gr3" draw:text-style-name="P143" svg:width="2.535cm" svg:height="1.588cm" svg:x="0.758cm" svg:y="0.951cm"><draw:text-box><text:p text:style-name="P143"><text:span text:style-name="T38">eth[Y]</text:span></text:p><text:p text:style-name="P144"><text:span text:style-name="T1">xCAT MN</text:span></text:p><text:p text:style-name="P144"><text:span text:style-name="T38">eth[X]</text:span></text:p></draw:text-box></draw:frame><draw:line draw:style-name="gr4" draw:text-style-name="P142" svg:x1="0.76cm" svg:y1="0.316cm" svg:x2="10.918cm" svg:y2="0.318cm"><text:p/></draw:line><draw:frame draw:style-name="gr3" draw:text-style-name="P144" svg:width="2.223cm" svg:height="1.588cm" svg:x="4.886cm" svg:y="0.951cm"><draw:text-box><text:p text:style-name="P144"><text:span text:style-name="T1">HMC-1</text:span></text:p><text:p text:style-name="P143"><text:span text:style-name="T38">eth1</text:span></text:p><text:p text:style-name="P143"><text:span text:style-name="T38">eth0</text:span></text:p></draw:text-box></draw:frame><draw:frame draw:style-name="gr3" draw:text-style-name="P143" svg:width="2.223cm" svg:height="1.588cm" svg:x="8.378cm" svg:y="0.951cm"><draw:text-box><text:p text:style-name="P143"><text:span text:style-name="T1">HMC-2</text:span></text:p><text:p text:style-name="P144"><text:span text:style-name="T38">eth1</text:span></text:p><text:p text:style-name="P144"><text:span text:style-name="T38">eth0</text:span></text:p></draw:text-box></draw:frame><draw:line draw:style-name="gr4" draw:text-style-name="P142" svg:x1="2.665cm" svg:y1="0.316cm" svg:x2="2.665cm" svg:y2="0.951cm"><text:p/></draw:line><draw:line draw:style-name="gr4" draw:text-style-name="P142" svg:x1="7.745cm" svg:y1="0.316cm" svg:x2="7.747cm" svg:y2="1.904cm"><text:p/></draw:line><draw:line draw:style-name="gr4" draw:text-style-name="P142" svg:x1="7.11cm" svg:y1="1.905cm" svg:x2="8.378cm" svg:y2="1.903cm"><text:p/></draw:line><draw:frame draw:style-name="gr5" draw:text-style-name="P145" svg:width="4.44cm" svg:height="1.274cm" svg:x="4.251cm" svg:y="3.808cm"><draw:text-box><text:p text:style-name="P145"><text:span text:style-name="T1">Ethernet Switch</text:span></text:p></draw:text-box></draw:frame><draw:line draw:style-name="gr6" draw:text-style-name="P142" svg:x1="1.078cm" svg:y1="2.538cm" svg:x2="1.078cm" svg:y2="4.126cm"><text:p/></draw:line><draw:line draw:style-name="gr6" draw:text-style-name="P142" svg:x1="1.078cm" svg:y1="4.128cm" svg:x2="4.251cm" svg:y2="4.126cm"><text:p/></draw:line><draw:line draw:style-name="gr6" draw:text-style-name="P142" svg:x1="6.475cm" svg:y1="2.538cm" svg:x2="6.477cm" svg:y2="3.806cm"><text:p/></draw:line><draw:line draw:style-name="gr6" draw:text-style-name="P142" svg:x1="9.015cm" svg:y1="2.538cm" svg:x2="9.017cm" svg:y2="4.126cm"><text:p/></draw:line><draw:line draw:style-name="gr6" draw:text-style-name="P142" svg:x1="8.698cm" svg:y1="4.128cm" svg:x2="9.014cm" svg:y2="4.126cm"><text:p/></draw:line><draw:frame draw:style-name="gr3" draw:text-style-name="P144" svg:width="1.9cm" svg:height="3.814cm" svg:x="1.393cm" svg:y="5.713cm"><draw:text-box><text:p text:style-name="P144"><text:span text:style-name="T1">A <text:s text:c="6"/>B</text:span></text:p><text:p text:style-name="P144"><text:span text:style-name="T1"/></text:p><text:p text:style-name="P144"><text:span text:style-name="T1"/></text:p><text:p text:style-name="P145"><text:span text:style-name="T1">P575</text:span></text:p><text:p text:style-name="P145"><text:span text:style-name="T1">frame</text:span></text:p></draw:text-box></draw:frame><draw:frame draw:style-name="gr3" draw:text-style-name="P144" svg:width="1.9cm" svg:height="3.814cm" svg:x="5.203cm" svg:y="5.713cm"><draw:text-box><text:p text:style-name="P144"><text:span text:style-name="T1">A <text:s text:c="6"/>B</text:span></text:p><text:p text:style-name="P144"><text:span text:style-name="T1"/></text:p><text:p text:style-name="P144"><text:span text:style-name="T1"/></text:p><text:p text:style-name="P145"><text:span text:style-name="T1">P590</text:span></text:p><text:p text:style-name="P145"><text:span text:style-name="T1">P595</text:span></text:p><text:p text:style-name="P145"><text:span text:style-name="T1">frame</text:span></text:p></draw:text-box></draw:frame><draw:frame draw:style-name="gr3" draw:text-style-name="P145" svg:width="1.9cm" svg:height="3.814cm" svg:x="8.696cm" svg:y="5.713cm"><draw:text-box><text:p text:style-name="P145"><text:span text:style-name="T1"/></text:p><text:p text:style-name="P145"><text:span text:style-name="T1"/></text:p><text:p text:style-name="P145"><text:span text:style-name="T1">Low end System P frame</text:span></text:p></draw:text-box></draw:frame><draw:line draw:style-name="gr6" draw:text-style-name="P142" svg:x1="1.078cm" svg:y1="4.443cm" svg:x2="4.251cm" svg:y2="4.441cm"><text:p/></draw:line><draw:line draw:style-name="gr6" draw:text-style-name="P142" svg:x1="1.078cm" svg:y1="4.443cm" svg:x2="1.08cm" svg:y2="6.031cm"><text:p/></draw:line><draw:line draw:style-name="gr6" draw:text-style-name="P142" svg:x1="1.078cm" svg:y1="6.033cm" svg:x2="1.394cm" svg:y2="6.031cm"><text:p/></draw:line><draw:line draw:style-name="gr6" draw:text-style-name="P142" svg:x1="4.888cm" svg:y1="5.08cm" svg:x2="4.89cm" svg:y2="6.033cm"><text:p/></draw:line><draw:line draw:style-name="gr6" draw:text-style-name="P142" svg:x1="4.888cm" svg:y1="6.033cm" svg:x2="5.204cm" svg:y2="6.031cm"><text:p/></draw:line><draw:line draw:style-name="gr6" draw:text-style-name="P142" svg:x1="8.38cm" svg:y1="6.666cm" svg:x2="8.696cm" svg:y2="6.664cm"><text:p/></draw:line><draw:line draw:style-name="gr6" draw:text-style-name="P142" svg:x1="8.38cm" svg:y1="5.08cm" svg:x2="8.382cm" svg:y2="8.571cm"><text:p/></draw:line><draw:line draw:style-name="gr6" draw:text-style-name="P142" svg:x1="8.38cm" svg:y1="6.027cm" svg:x2="8.696cm" svg:y2="6.025cm"><text:p/></draw:line><draw:line draw:style-name="gr6" draw:text-style-name="P142" svg:x1="8.38cm" svg:y1="7.303cm" svg:x2="8.696cm" svg:y2="7.301cm"><text:p/></draw:line><draw:line draw:style-name="gr6" draw:text-style-name="P142" svg:x1="8.38cm" svg:y1="7.938cm" svg:x2="8.696cm" svg:y2="7.936cm"><text:p/></draw:line><draw:line draw:style-name="gr6" draw:text-style-name="P142" svg:x1="8.38cm" svg:y1="8.571cm" svg:x2="8.696cm" svg:y2="8.569cm"><text:p/></draw:line><draw:line draw:style-name="gr6" draw:text-style-name="P142" svg:x1="3.3cm" svg:y1="6.033cm" svg:x2="3.616cm" svg:y2="6.031cm"><text:p/></draw:line><draw:line draw:style-name="gr6" draw:text-style-name="P142" svg:x1="3.618cm" svg:y1="4.763cm" svg:x2="3.62cm" svg:y2="6.029cm"><text:p/></draw:line><draw:line draw:style-name="gr6" draw:text-style-name="P142" svg:x1="3.618cm" svg:y1="4.763cm" svg:x2="4.251cm" svg:y2="4.761cm"><text:p/></draw:line><draw:line draw:style-name="gr6" draw:text-style-name="P142" svg:x1="7.428cm" svg:y1="5.08cm" svg:x2="7.43cm" svg:y2="6.029cm"><text:p/></draw:line><draw:line draw:style-name="gr6" draw:text-style-name="P142" svg:x1="7.11cm" svg:y1="6.033cm" svg:x2="7.426cm" svg:y2="6.031cm"><text:p/></draw:line><draw:frame draw:style-name="gr7" draw:text-style-name="P144" svg:width="2.535cm" svg:height="1.274cm" svg:x="11.236cm" svg:y="0.316cm"><draw:text-box><text:p text:style-name="P144"><text:span text:style-name="T1">public network</text:span></text:p></draw:text-box></draw:frame><draw:frame draw:style-name="gr7" draw:text-style-name="P144" svg:width="3.17cm" svg:height="2.223cm" svg:x="11.236cm" svg:y="3.489cm"><draw:text-box><text:p text:style-name="P144"><text:span text:style-name="T39">Red = primary cluster service network</text:span></text:p></draw:text-box></draw:frame><draw:frame draw:style-name="gr7" draw:text-style-name="P144" svg:width="7.938cm" svg:height="0.953cm" svg:x="3.298cm" svg:y="9.841cm"><draw:text-box><text:p text:style-name="P144"><text:span text:style-name="T1">Chart 1.1 Cluster Service network topology</text:span></text:p></draw:text-box></draw:frame></draw:g></text:p>
      <text:p text:style-name="Text_20_Body_20_Single"/>
      <text:p text:style-name="Text_20_Body_20_Single"/>
      <text:h text:style-name="Heading_20_3" text:outline-level="3" text:is-list-header="true">2.1.3 System P Hardware and HMC</text:h>
      <text:list xml:id="list30164402" text:style-name="L3">
        <text:list-item>
          <text:p text:style-name="P74">This function currently supports System P5/P6 hardware in xCAT 2.3 and xCAT 2.4. </text:p>
        </text:list-item>
        <text:list-item>
          <text:p text:style-name="P75"><text:span text:style-name="T22">HMCs should be configured with correct static IP addresses in service subnet, so that they can communicate with xCAT MN. Because the DHCP service is not </text:span><text:soft-page-break/><text:span text:style-name="T22">currently supported on the HMC, (DHCP service normally running on xCAT MN), the DHCP service on HMC should be turned off prior to performing this discovery function. (By default, the DHCP service is disabled for all network interfaces on HMC.)</text:span></text:p>
        </text:list-item>
      </text:list>
      <text:p text:style-name="P10">Reference the HMC website and <text:s/>documentation for more knowledge. The <text:s/>following are minimal steps required to Setup the HMC network for Static IP,and enable SLP and SSH ports working with HMC GUI.</text:p>
      <text:p text:style-name="P11"><text:span text:style-name="T14"><text:s/>a. Open the HMC GUI, Select </text:span><text:span text:style-name="T15">HMC Management</text:span><text:span text:style-name="T14">, then </text:span><text:span text:style-name="T15">Change Network Settings</text:span><text:span text:style-name="T14">. </text:span></text:p>
      <text:p text:style-name="P14"><text:span text:style-name="T16"><text:s/>b. Select </text:span><text:span text:style-name="T17">Customize Network Configuration</text:span><text:span text:style-name="T16">, and then</text:span><text:span text:style-name="T17"> LAN Adapters </text:span><text:span text:style-name="T16">. </text:span></text:p>
      <text:p text:style-name="P14"><text:span text:style-name="T16"><text:s/>c. Select </text:span><text:span text:style-name="T17">Ethernet interface </text:span><text:span text:style-name="T16">configured on the service network. </text:span></text:p>
      <text:p text:style-name="P14"><text:span text:style-name="T16"><text:s/>d. Click on the </text:span><text:span text:style-name="T17">Details </text:span><text:span text:style-name="T16">button. </text:span></text:p>
      <text:p text:style-name="P14"><text:span text:style-name="T16"><text:s/>e. Select </text:span><text:span text:style-name="T17">Basic Settings</text:span><text:span text:style-name="T16">, Click on </text:span><text:span text:style-name="T17">Open</text:span><text:span text:style-name="T16">, and </text:span><text:span text:style-name="T17">Specify IP address.</text:span><text:span text:style-name="T16"> Fill in <text:s/></text:span><text:span text:style-name="T17">IP address</text:span><text:span text:style-name="T16">, </text:span><text:span text:style-name="T17">Netmask</text:span><text:span text:style-name="T16"> <text:s/>for <text:s/>HMC static IP on the xCAT service network. Make sure that DHCP Server <text:s/>box is not <text:s/>selected and is blank. </text:span></text:p>
      <text:p text:style-name="P14"><text:span text:style-name="T16">f. Select <text:s/>on <text:s/></text:span><text:span text:style-name="T17">Firewall Settings</text:span><text:span text:style-name="T16">, Click on </text:span><text:span text:style-name="T17">SLP, Secure Shell, </text:span><text:span text:style-name="T16">in the upper window.(You may also want to enable other HMC Firewall settings) </text:span></text:p>
      <text:p text:style-name="P14"><text:span text:style-name="T16">g. Click on the </text:span><text:span text:style-name="T17">Allow incoming </text:span><text:span text:style-name="T16">button for each required setting. </text:span></text:p>
      <text:p text:style-name="P15">h. Make sure you Select OK at the bottom of the window to save your updates. Reboot the HMC, and then make sure Network changes are properly working. </text:p>
      <text:p text:style-name="Default_20_Text"/>
      <text:list xml:id="list34355584" text:continue-numbering="true" text:style-name="L3">
        <text:list-item>
          <text:p text:style-name="P74">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4">The Frame and CEC should to be configured as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3"><text:s/></text:p>
      <text:h text:style-name="Heading_20_3" text:outline-level="3" text:is-list-header="true"><text:span text:style-name="T20">2.1.4 </text:span><text:span text:style-name="T21">C</text:span><text:span text:style-name="T25">l</text:span><text:span text:style-name="T24">eanup BPA/FSP IPs on Service Network and HMC</text:span></text:h>
      <text:p text:style-name="P12">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2"><text:soft-page-break/>For existing xCAT clusters <text:s/>previously setup with standard HMC DHCP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2">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2">For the HMC, <text:s/>the administrator should plan to remove the existing Frames and Servers <text:s/>that will require new IP addresses, working in the new subnet. This will allow the xCAT ”mkhwconn” command to reinitialize the frame and CECs used by the HMC. </text:p>
      <text:p text:style-name="P12">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HMC/frame/Server IP addresses and host names are matching the proper settings required for their xCAT cluster. </text:p>
      <text:p text:style-name="P12"/>
      <text:h text:style-name="Heading_20_3" text:outline-level="3" text:is-list-header="true">2.1.5 Hostname and IP address <text:span text:style-name="T33">Planning</text:span></text:h>
      <text:p text:style-name="P12">For xCAT hardware discovery feature, the prerequisite information is the hostnames and ip addresses allocation for all the FSPs and BPAs. The mapping between hostnames and ip addresses and the mapping between hostnames and physical hardware components has to be settled down before proceeding with the xCAT hardware discovery function. </text:p>
      <text:p text:style-name="P12">Note: If it is a migration scenario such as migrating the CSM CRHS environment to xCAT and it is OK for you to use the default FSP/BPA host names, i.e., Server-<text:span text:style-name="T13">&lt;Model&gt;</text:span>-<text:span text:style-name="T13">&lt;Type&gt;</text:span>-<text:span text:style-name="T13">&lt;SerialNumber&gt;</text:span>-<text:span text:style-name="T13">&lt;Side&gt;</text:span>, then all the steps in 2.1.5 <text:span text:style-name="T34">"Planning"</text:span> section are not necessary at all, you can skip all the steps in sections <text:span text:style-name="T34">"Planning"</text:span>. If the FSPs and BPAs already have static ip addresses, then all the steps i<text:span text:style-name="T36">n confirgure DHCP sec</text:span>tion are not necessary. <text:s/>All the HMC connections have to be cleaned up and all the HMCs have to be changed back to standalone mode before proceeding with the xCAT hardware discovery.</text:p>
      <text:p text:style-name="P12">Each FSP side and BPA side should have one ip address assigned, and each ip address should have a hostname defined, the FSPs and BPAs are indexed by hostnames. </text:p>
      <text:p text:style-name="P12"/>
      <text:p text:style-name="P12"><text:soft-page-break/>The ip addresses for FSPs and BPAs are got from the DHCP server on xCAT management node, the DHCP service process in the hardware discovery is a little bit complex, there are two types of ip addresses allocation mechanism that can be used in the hardware discovery process: random ip addresses or permanent ip addresses.</text:p>
      <text:p text:style-name="P12">DHCP service can be configured to use dynamic ip range in the DHCP configuration file, or use the MAC addresses and ip addresses mapping in leases file. When using dynamic ip range, each DHCP client will be assigned a random ip address at first, after that, the previous ip address and the lease expire information will be used to determine if the DHCP client will get a new ip address when the DHCP client restarts. When using MAC addresses and ip addresses mapping in DHCP leases file, each DHCP client will get a specific ip address, we call it permanent ip address, if the DHCP client MAC address and ip address mapping is configured in the DHCP leases file, after that, the DHCP client will get the same ip address upon each restart.</text:p>
      <text:p text:style-name="P12"/>
      <text:p text:style-name="P12"><text:span text:style-name="T34">Random ip addresses:</text:span> When the FSPs and BPAs are brought up first time, since the MAC addresses for the FSPs and BPAs are not known yet, we can not specify the MAC address and ip address mapping in DHCP leases file, we can only specify a dynamic ip range in DHCP configuration file, so each FSP or BPA will get a random ip address. As mentioned above, the random ip address for each FSP or BPA may change in the future when the DHCP client on FSP or BPA restarts, however, if we specify a large enough dynamic ip range to aviod the ip addresses reuse, the random ip addresses can be similar as "permanent" ones. <text:s/>Please be aware that using the random DHCP ip addresses will increase the maintainance effort because you do not exactly know which hardware component has which ip address, at the same time, using random DHCP ip addresses opens an error windows that the FSPs/BPAs ip addresses may be changed during the FSPs/BPAs reboot, the FSPs/BPAs ip addresses change will result in HMC connection lost then you have to do some manual steps to recover. However, the random DHCP ip addresses solution should be able to work well for most of the scenarios.</text:p>
      <text:p text:style-name="P30"/>
      <text:p text:style-name="P12"><text:span text:style-name="T34">Permanent ip addresses:</text:span> the permanent ip addresses is clearer and easier to maintain, to achieve the permanent ip addresses goal, a method is to specify the MAC address and ip address mapping for each FSP and BPA in the DHCP leases file. Of course, getting the MAC address for each FSP and BPA is complex and time consuming unless the FSPs and BPAs have already got ip addresses from DHCP server, then we can simply ping the ip addresses and the mac addresses will be added to the arp cache. lsslp will collect the mac address and add the ip address mapping into DHCP leases file.</text:p>
      <text:p text:style-name="P12"/>
      <text:p text:style-name="P12">Either the solution "Random ip addresses" or solution "Permanent ip addresses" can be used, the administrator needs to select one solution as the ip addresses assignment mechanism.</text:p>
      <text:p text:style-name="P30"><text:soft-page-break/></text:p>
      <text:p text:style-name="P12">The HMC host names should be resolvable through /etc/hosts, DNS or hosts table in xCAT DB before proceeding with the hardware discovery process.</text:p>
      <text:p text:style-name="P30"/>
      <text:h text:style-name="Heading_20_2" text:outline-level="2" text:is-list-header="true">2.2 xCAT DB setup and hardware discovery.</text:h>
      <text:list xml:id="list34303061" text:style-name="L4">
        <text:list-header>
          <text:p text:style-name="P84">TO distinguish the randomly IP addresses and permanent IP addresses solution, we split the xCAT DB setup and hardware discovery steps into two scenarios, system administrators only need to look into the solution they select:</text:p>
        </text:list-header>
      </text:list>
      <text:h text:style-name="Heading_20_3" text:outline-level="3" text:is-list-header="true" text:restart-numbering="true" text:start-value="-1">2.2.1 Randomly IP addresses</text:h>
      <text:h text:style-name="Heading_20_4" text:outline-level="4" text:is-list-header="true" text:restart-numbering="true" text:start-value="-1">2.2.1.1 Setup DHCP server</text:h>
      <text:list xml:id="list34305109" text:style-name="L5">
        <text:list-item>
          <text:p text:style-name="P86">networks table</text:p>
        </text:list-item>
      </text:list>
      <text:list xml:id="list34358713" text:continue-list="list34303061" text:style-name="L4">
        <text:list-header>
          <text:p text:style-name="P84">All the FSPs and BPAs need to get their random IP addresses from DHCP server, the first thing to setup DHCP server is to create network table with mkdef command for the service network used by xCAT cluster.</text:p>
        </text:list-header>
      </text:list>
      <text:p text:style-name="P64"><text:span text:style-name="T26">Following is an example that provides random IP subnet </text:span><text:span text:style-name="T11">"192.168.200.0".</text:span></text:p>
      <text:p text:style-name="P19">#netname,net,mask,mgtifname,gateway,dhcpserver,tftpserver,nameservers, <text:s text:c="2"/>ntpservers,logservers,dynamicrange,nodehostname,comments,disable</text:p>
      <text:p text:style-name="P19">"RandomIPRange","192.168.200.0","255.255.255.0","en0","192.168.200.205","192.168.200.205","192.168.200.205","192.168.200.205",,"192.168.200.205","192.168.200.1-192.168.200.255",,,</text:p>
      <text:list xml:id="list34332139" text:continue-numbering="true" text:style-name="L4">
        <text:list-header>
          <text:p text:style-name="P85"><text:span text:style-name="T10">In the above example, network interface name en0 is used for random ip address, "192.168.200.1-192.168.200.255" field indicates the dynamic IP range used by the service network. The BPA/FSPs will receive dynamic IP addresses in this range from DHCP server 192.168.200.205 (which is the xCAT MN).</text:span><text:span text:style-name="T2"> </text:span><text:span text:style-name="T13"><text:s/></text:span></text:p>
        </text:list-header>
      </text:list>
      <text:p text:style-name="P47">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according to their <text:s/><text:span text:style-name="T37">DHCP requirements .</text:span></text:p>
      <text:list xml:id="list34358272" text:continue-numbering="true" text:style-name="L4">
        <text:list-header>
          <text:p text:style-name="P85"><text:span text:style-name="T10">On AIX xCAT MN, command makenetworks is not supported yet. All attributes fields in networks table need to be updated by the xCAT administrator working with xCAT chdef command.</text:span><text:span text:style-name="T32"> </text:span></text:p>
        </text:list-header>
      </text:list>
      <text:list xml:id="list34346549" text:continue-list="list34305109" text:style-name="L5">
        <text:list-item>
          <text:p text:style-name="P87">Stop bootp service and initialize DHCP service(AIX only)</text:p>
        </text:list-item>
      </text:list>
      <text:p text:style-name="P47">For Linux clusters, there is one xCAT command makedhcp to write dhcp service to inittab <text:span text:style-name="T34">(/etc/inittab)</text:span> automatically.</text:p>
      <text:p text:style-name="P45"><text:span text:style-name="T1">For AIX clusters, there is a bootp service used on the xCAT MN working with node installations. <text:s/>If the xCAT administrator wants to use DHCP service instead of bootp </text:span><text:soft-page-break/><text:span text:style-name="T1">for xCAT cluster node installations, they will need to disable the bootp service and write dhcpsd into rc.tcpip to start dhcp service during system bootup. <text:s/>And also</text:span><text:span text:style-name="T22"> the NIM initialization will enable bootp automatically, stop bootp and re-enable dhcp before creating your image and installing the nodes if you use dhcp for node installation.</text:span></text:p>
      <text:p text:style-name="P32"/>
      <text:p text:style-name="P47">Disable the <text:s/>bootp service (for AIX only, optional)</text:p>
      <text:p text:style-name="P47">a) Stop bootp from rebootting by commenting <text:s/>bootps line in /etc/inetd.conf file: </text:p>
      <text:p text:style-name="P20"><text:span text:style-name="T2">#bootps dgram udp wait root /usr/sbin/bootpd bootpd /etc/bootptab</text:span> </text:p>
      <text:p text:style-name="P29"/>
      <text:p text:style-name="P47">b) <text:s/>Stop and restart the inetd subsystem: </text:p>
      <text:p text:style-name="P19">refresh -s inetd </text:p>
      <text:p text:style-name="P47"/>
      <text:p text:style-name="P47">c) Stop bootp deamon:</text:p>
      <text:p text:style-name="P19">ps -ef | grep bootp</text:p>
      <text:p text:style-name="P19">kill the bootp process</text:p>
      <text:p text:style-name="P47"/>
      <text:p text:style-name="P47">d) Start dhcpsd server from rebootting by uncomment dhcpsd lines in /etc/rc.tcpip</text:p>
      <text:p text:style-name="P19"># Start up the DHCP Server</text:p>
      <text:p text:style-name="P19">start /usr/sbin/dhcpsd "$src_running"</text:p>
      <text:p text:style-name="P47"/>
      <text:p text:style-name="P47">e) Stop and restart the tcpip group</text:p>
      <text:p text:style-name="P19">stopsrc -g tcpip</text:p>
      <text:p text:style-name="P19">startsrc -g tcpip</text:p>
      <text:list xml:id="list34349289" text:continue-list="list34358272" text:style-name="L4">
        <text:list-header>
          <text:p text:style-name="P69"/>
        </text:list-header>
      </text:list>
      <text:list xml:id="list34345153" text:continue-list="list34346549" text:style-name="L5">
        <text:list-item>
          <text:p text:style-name="P87">Write static IP address for the network interface running for DHCP service.</text:p>
        </text:list-item>
      </text:list>
      <text:p text:style-name="P47">For many reasons, xCAT Management Node could be rebooted, it is necessary to write a static IP address for the network interfaces on Management Node, so that DHCP server could provide service automatically after DHCP server reboot.</text:p>
      <text:p text:style-name="P49">The following examples represent the DHCP network interface ent0 being used .</text:p>
      <text:p text:style-name="P47"/>
      <text:p text:style-name="P47">For Linux Clusters, write static IP address into network configuration file.</text:p>
      <text:p text:style-name="P47"><text:s text:c="8"/>For RHEL, the network configuration is in file like /etc/sysconfig/network-scripts/ifcfg-eth0:</text:p>
      <text:p text:style-name="P20"><text:s text:c="8"/><text:span text:style-name="T2">DEVICE=eth0</text:span></text:p>
      <text:p text:style-name="P19"><text:soft-page-break/><text:s text:c="8"/>BOOTPROTO=static</text:p>
      <text:p text:style-name="P19"><text:s text:c="8"/>HWADDR=00:14:5E:5F:20:90</text:p>
      <text:p text:style-name="P19"><text:s text:c="8"/>IPADDR=192.168.200.1</text:p>
      <text:p text:style-name="P19"><text:s text:c="8"/>NETMASK=255.255.255.0</text:p>
      <text:p text:style-name="P19"><text:s text:c="8"/>NETWORK=50.0.0.0</text:p>
      <text:p text:style-name="P20"><text:s text:c="8"/><text:span text:style-name="T2">ONBOOT=yes</text:span></text:p>
      <text:p text:style-name="P29"/>
      <text:p text:style-name="P45"><text:s text:c="8"/><text:span text:style-name="T1">For SLES, the network configuration is in file like /etc/sysconfig/network/ifcfg-eth0:</text:span></text:p>
      <text:p text:style-name="P20"><text:s text:c="8"/><text:span text:style-name="T2">DEVICE=eth0</text:span></text:p>
      <text:p text:style-name="P19"><text:s text:c="8"/>BOOTPROTO=static</text:p>
      <text:p text:style-name="P19"><text:s text:c="8"/>HWADDR=00:14:5E:5F:20:90</text:p>
      <text:p text:style-name="P19"><text:s text:c="8"/>IPADDR=192.168.200.1</text:p>
      <text:p text:style-name="P19"><text:s text:c="8"/>NETMASK=255.255.255.0</text:p>
      <text:p text:style-name="P19"><text:s text:c="8"/>STARTMODE=onboot</text:p>
      <text:p text:style-name="P29"><text:s text:c="8"/></text:p>
      <text:p text:style-name="P47">For AIX Clusters, issue the following commands to write static IP address for network interface:</text:p>
      <text:p text:style-name="P19">mktcpip -a 192.168.200.1 -i en0 -m 255.255.255.0 -h xCAT_MN</text:p>
      <text:p text:style-name="P29"/>
      <text:list xml:id="list34346385" text:continue-numbering="true" text:style-name="L5">
        <text:list-item>
          <text:p text:style-name="P87">Generate dhcp configuration file for service nodes and compute nodes. </text:p>
        </text:list-item>
      </text:list>
      <text:p text:style-name="P31"/>
      <text:p text:style-name="P47">There is xCAT command makedhcp that can be used to help to create the DHCP configuration file and establish the DHCP service daemon working on the xCAT MN. </text:p>
      <text:p text:style-name="P47">Run "makedhcp -n" to add a dynamic IP pool. </text:p>
      <text:p text:style-name="P47">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47">Even if there are no definitions listed in networks table, the makedhcp command will try to generate generate DHCP service for all active subnets found on xCAT MN, even though there are no dynamic IP ranges. <text:s/></text:p>
      <text:p text:style-name="P47">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list xml:id="list34356624" text:continue-list="list34349289" text:style-name="L4">
        <text:list-header>
          <text:p text:style-name="P88">See makedhcp man page for details of this command.</text:p>
        </text:list-header>
      </text:list>
      <text:p text:style-name="P89"><text:soft-page-break/></text:p>
      <text:list xml:id="list34315603" text:style-name="L6">
        <text:list-header>
          <text:h text:style-name="P134" text:outline-level="4" text:is-list-header="true" text:restart-numbering="true" text:start-value="-1">2.2.1.2 Power on all the frames and CECs</text:h>
        </text:list-header>
      </text:list>
      <text:p text:style-name="P50">Power on the frames/CECs manually, since the DHCP server is configured with dynamic ip range, then all the FSPs and BPAs will get floating IP addresses.</text:p>
      <text:list xml:id="list34359290" text:continue-numbering="true" text:style-name="L6">
        <text:list-header>
          <text:h text:style-name="P134" text:outline-level="4" text:is-list-header="true" text:restart-numbering="true" text:start-value="-1">2.2.1.3 Update xCAT tables</text:h>
        </text:list-header>
      </text:list>
      <text:p text:style-name="P50">Some information that mentioned in the “Planning” section should be added into xCAT DB, including the system specified node names, the mapping between the ip addresses and hostsnames, the mapping between the hostsnames and the physical hardware components.</text:p>
      <text:p text:style-name="P47"/>
      <text:list xml:id="list34336888" text:continue-list="list34346385" text:style-name="L5">
        <text:list-item text:start-value="1">
          <text:p text:style-name="P101">Update the nodelist table</text:p>
        </text:list-item>
      </text:list>
      <text:p text:style-name="P45"><text:span text:style-name="T9">The</text:span><text:span text:style-name="T8"> “</text:span><text:span text:style-name="T7">nodelist”</text:span><text:span text:style-name="T34"> <text:s/></text:span><text:span text:style-name="T36">table</text:span><text:span text:style-name="T34"> </text:span>stores all the hostnames and groups information for all the nodes. Before proceeding with the hardware discovery process, the "nodelist" table needs to be updated to include all the FSPs and BPAs hostnames information.</text:p>
      <text:list xml:id="list34303000" text:style-name="L7">
        <text:list-item>
          <text:p text:style-name="P102">nodelist table</text:p>
        </text:list-item>
      </text:list>
      <text:p text:style-name="P67">#node,groups,status,appstatus,primarysn,comments,disable</text:p>
      <text:p text:style-name="P67">frame1a,"all,bpa,bpa-a"</text:p>
      <text:p text:style-name="P67">frame1b,"all,bpa,bpa-b"</text:p>
      <text:p text:style-name="P67">... ...</text:p>
      <text:p text:style-name="P67">frame16a,"all,bpa,bpa-a"</text:p>
      <text:p text:style-name="P67">frame16b,"all,bpa,bpa-b"</text:p>
      <text:p text:style-name="P67">f1c1,"all,fsp"</text:p>
      <text:p text:style-name="P67">f1c2,"all,fsp"</text:p>
      <text:p text:style-name="P67">... ...</text:p>
      <text:p text:style-name="P67">f16c16,"all,fsp"</text:p>
      <text:p text:style-name="P18"/>
      <text:p text:style-name="P47">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p text:style-name="P19">mkdef frame1a-frame16a groups="all,bpa,bpa-a"</text:p>
      <text:p text:style-name="P19">mkdef frame1b-frame16b groups="all,bpa,bpa-b"</text:p>
      <text:p text:style-name="P33"/>
      <text:list xml:id="list34337533" text:continue-list="list34336888" text:style-name="L5">
        <text:list-item>
          <text:p text:style-name="P106"><text:soft-page-break/>Update the mapping between the hostnames and physical hardware components</text:p>
        </text:list-item>
      </text:list>
      <text:list xml:id="list34323583" text:style-name="L8">
        <text:list-item>
          <text:list>
            <text:list-header>
              <text:p text:style-name="P107"><text:s text:c="5"/>1). Use vpd mode</text:p>
              <text:p text:style-name="P110">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22"/>
      <text:p text:style-name="P20"><text:span text:style-name="T1">Run</text:span><text:span text:style-name="T31"> </text:span><text:span text:style-name="T2">lsslp -s BPA -z -i 10.0.0.1 &gt; /stanza/file/path</text:span></text:p>
      <text:p text:style-name="P57">or</text:p>
      <text:p text:style-name="P20"><text:span text:style-name="T1">Run</text:span><text:span text:style-name="T31"> </text:span><text:span text:style-name="T2">lsslp -s FSP -z -i </text:span><text:span text:style-name="T3">10.0.0.1 </text:span><text:span text:style-name="T2">&gt; /stanza/file/path</text:span></text:p>
      <text:p text:style-name="P23"/>
      <text:p text:style-name="P47">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3">/stanza/file/path</text:span>.</text:p>
      <text:list xml:id="list34309976" text:style-name="L9">
        <text:list-item>
          <text:p text:style-name="P91">vpd table:</text:p>
        </text:list-item>
      </text:list>
      <text:p text:style-name="P20"><text:tab/><text:span text:style-name="T4">#node,serial,mtm,side,asset,comments,disable</text:span></text:p>
      <text:p text:style-name="P19"><text:tab/>"frame1a","99200G1","9A00-100","A",,,</text:p>
      <text:p text:style-name="P19"><text:tab/>"frame1b","99200G1","9A00-100","B",,,</text:p>
      <text:p text:style-name="P19"><text:tab/><text:tab/>... ...</text:p>
      <text:p text:style-name="P19"><text:tab/>"frame16a","99410D1","9A00-100","A",,,</text:p>
      <text:p text:style-name="P19"><text:tab/>"frame16b","99410D1","9A00-100","B",,,</text:p>
      <text:p text:style-name="P47">Note: The frames' MTMS information can be got from the stanza file. </text:p>
      <text:p text:style-name="P47">For low end servers, the FSPs MTMS information can be got from the stanza file.</text:p>
      <text:p text:style-name="P47">For high end CECs, the "ppc" table also needs to be updated to include the cage id information and the BPA information for each FSP. For low end CECs, the "ppc" table does not need to be updated.</text:p>
      <text:list xml:id="list34298913" text:style-name="L10">
        <text:list-item>
          <text:p text:style-name="P92">ppc table:</text:p>
        </text:list-item>
      </text:list>
      <text:p text:style-name="P67">#node,hcp,id,pprofile,parent,supernode,comments,disable</text:p>
      <text:p text:style-name="P67">"f1c1",,"1",,"<text:span text:style-name="T36">frame1a</text:span>",,,</text:p>
      <text:p text:style-name="P67">"f1c2",,"2",,"<text:span text:style-name="T36">frame1a</text:span>",,,</text:p>
      <text:p text:style-name="P67"><text:soft-page-break/><text:s text:c="12"/>… …</text:p>
      <text:p text:style-name="P67">"f16c1",,"1",,"<text:span text:style-name="T36">frame16a</text:span>",,,</text:p>
      <text:p text:style-name="P67">"f16c2",,"2",,"<text:span text:style-name="T36">frame16a</text:span>",,,</text:p>
      <text:p text:style-name="P56"/>
      <text:list xml:id="list34356707" text:continue-list="list34323583" text:style-name="L8">
        <text:list-item>
          <text:list>
            <text:list-header>
              <text:p text:style-name="P107"><text:s text:c="5"/>2). Use the switch port mode</text:p>
              <text:p text:style-name="P113">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34324878" text:style-name="L11">
        <text:list-item>
          <text:p text:style-name="P98">switch table</text:p>
        </text:list-item>
      </text:list>
      <text:p text:style-name="P67">#node,switch, port,vlan,interface,comments,disable</text:p>
      <text:p text:style-name="P67">"frame1a","10.0.0.254","1",,,,</text:p>
      <text:p text:style-name="P67">"frame1b","10,0.0.254","2",,,,</text:p>
      <text:p text:style-name="P67"><text:s text:c="8"/>… …</text:p>
      <text:p text:style-name="P67">"frame16a","10.0.0.254","31",,,,</text:p>
      <text:p text:style-name="P67">"frame16b","10.0.0.254","32",,,,</text:p>
      <text:p text:style-name="P49"/>
      <text:p text:style-name="P49">For high end CECs, the "ppc" table also needs to be updated to include the cage id information for each FSP. For low end CECs, the "ppc" table does not need to be updated.</text:p>
      <text:p text:style-name="P30"/>
      <text:list xml:id="list34361998" text:continue-numbering="true" text:style-name="L11">
        <text:list-item>
          <text:p text:style-name="P98">ppc table</text:p>
        </text:list-item>
      </text:list>
      <text:p text:style-name="P67">#node,hcp,id,pprofile,parent,supernode,comments,disable</text:p>
      <text:p text:style-name="P67">"f1c1",,"1",,"<text:span text:style-name="T36">frame1a</text:span>",,,</text:p>
      <text:p text:style-name="P67">"f1c2",,"2",,"<text:span text:style-name="T36">frame1a</text:span>",,,</text:p>
      <text:p text:style-name="P67"><text:s text:c="12"/>… …</text:p>
      <text:p text:style-name="P67">"f16c1",,"1",,"<text:span text:style-name="T36">frame16a</text:span>",,,</text:p>
      <text:p text:style-name="P67">"f16c2",,"2",,"<text:span text:style-name="T36">frame16a</text:span>",,,</text:p>
      <text:p text:style-name="P52"/>
      <text:p text:style-name="P49">Note that if there is hub during the connection between HMC and BPA/CEC, the BPA/CEC MTMS information should also been added into vpd table, see section “Use vpd mode” for detailed description.</text:p>
      <text:p text:style-name="P116"/>
      <text:h text:style-name="P132" text:outline-level="4" text:is-list-header="true"><text:soft-page-break/>2.2.1.4 Discover HMCs/frame/CECs, and define them in xCAT DB.</text:h>
      <text:p text:style-name="P60"><text:s/>XCAT command lsslp will help to discovery the HMC/frame/CECs, write the discovered information into xCAT DB or output in different format, including RAW, XML and stanza format.</text:p>
      <text:list xml:id="list34352763" text:continue-list="list34337533" text:style-name="L5">
        <text:list-item text:start-value="1">
          <text:p text:style-name="P112">Use stanza file</text:p>
        </text:list-item>
      </text:list>
      <text:list xml:id="list34314972" text:style-name="L12">
        <text:list-header>
          <text:p text:style-name="P68">1). <text:s/>Issue lsslp to get the HMC information and write into stanza file</text:p>
        </text:list-header>
      </text:list>
      <text:list xml:id="list34313054" text:style-name="L13">
        <text:list-item>
          <text:list>
            <text:list-header>
              <text:p text:style-name="P103">lsslp -s HMC -z -i 10.0.0.1 &gt; /hmc/stanza/file</text:p>
            </text:list-header>
          </text:list>
        </text:list-item>
      </text:list>
      <text:list xml:id="list34348823" text:continue-list="list34314972" text:style-name="L12">
        <text:list-header>
          <text:p text:style-name="P68">2). Review the HMC stanza file and make modifications if necessary.</text:p>
          <text:p text:style-name="P68">3). Write the HMC information into xCAT DB with xCAT command mkdef.</text:p>
        </text:list-header>
      </text:list>
      <text:list xml:id="list34343304" text:continue-list="list34313054" text:style-name="L13">
        <text:list-item>
          <text:list>
            <text:list-header>
              <text:p text:style-name="P103">cat /hmc/stanza/file | mkdef -z</text:p>
            </text:list-header>
          </text:list>
        </text:list-item>
      </text:list>
      <text:list xml:id="list34339094" text:continue-list="list34348823" text:style-name="L12">
        <text:list-header>
          <text:p text:style-name="P68">4). Issue lsslp to get BPA information in switchport or vpd mode and write into stanza file.</text:p>
        </text:list-header>
      </text:list>
      <text:list xml:id="list34353851" text:continue-list="list34343304" text:style-name="L13">
        <text:list-item>
          <text:list>
            <text:list-header>
              <text:p text:style-name="P103">lsslp -s BPA -z -i 10.0.0.1 -M {switchport|vpd} --updatehosts &gt; /bpa/stanza/file</text:p>
            </text:list-header>
          </text:list>
        </text:list-item>
      </text:list>
      <text:list xml:id="list34336272" text:continue-list="list34339094" text:style-name="L12">
        <text:list-header>
          <text:p text:style-name="P68">5). Review the BPA stanza file and make modifications if necessary.</text:p>
          <text:p text:style-name="P68">6). Write the BPA information into xCAT DB with xCAT command mkdef</text:p>
        </text:list-header>
      </text:list>
      <text:list xml:id="list34357172" text:continue-list="list34353851" text:style-name="L13">
        <text:list-item>
          <text:list>
            <text:list-header>
              <text:p text:style-name="P103">cat /bpa/stanza/file | mkdef -z</text:p>
            </text:list-header>
          </text:list>
        </text:list-item>
      </text:list>
      <text:list xml:id="list34359950" text:continue-list="list34336272" text:style-name="L12">
        <text:list-header>
          <text:p text:style-name="P68">7). Issue lsslp to get FSP information in switchport or vpd mode and write into stanza file.</text:p>
        </text:list-header>
      </text:list>
      <text:list xml:id="list34359963" text:continue-list="list34357172" text:style-name="L13">
        <text:list-item>
          <text:list>
            <text:list-header>
              <text:p text:style-name="P103">lsslp -s FSP -z -i 10.0.0.1 -M {switchport|vpd} --updatehosts &gt; /bpa/stanza/file</text:p>
            </text:list-header>
          </text:list>
        </text:list-item>
      </text:list>
      <text:list xml:id="list34359510" text:continue-list="list34359950" text:style-name="L12">
        <text:list-header>
          <text:p text:style-name="P68">8) Review the BPA stanza file and make modifications if necessary.</text:p>
          <text:p text:style-name="P68">9) Write the FSP information into xCAT DB with xCAT command mkdef</text:p>
        </text:list-header>
      </text:list>
      <text:list xml:id="list34337393" text:continue-list="list34359963" text:style-name="L13">
        <text:list-item>
          <text:list>
            <text:list-header>
              <text:p text:style-name="P103">cat /bpa/stanza/file | mkdef -z</text:p>
            </text:list-header>
          </text:list>
        </text:list-item>
      </text:list>
      <text:p text:style-name="P22"/>
      <text:list xml:id="list34335340" text:continue-list="list34352763" text:style-name="L5">
        <text:list-item>
          <text:p text:style-name="P121">Update xCAT database directly</text:p>
        </text:list-item>
      </text:list>
      <text:list xml:id="list34357005" text:continue-list="list34359510" text:style-name="L12">
        <text:list-header>
          <text:p text:style-name="P68">1).Issue lsslp to get HMC information and write into xCAT DB directly.</text:p>
        </text:list-header>
      </text:list>
      <text:list xml:id="list34339491" text:continue-list="list34337393" text:style-name="L13">
        <text:list-item>
          <text:list>
            <text:list-header>
              <text:p text:style-name="P103">lsslp -s HMC -w -i 10.0.0.1</text:p>
            </text:list-header>
          </text:list>
        </text:list-item>
      </text:list>
      <text:list xml:id="list34344417" text:continue-list="list34357005" text:style-name="L12">
        <text:list-header>
          <text:p text:style-name="P68">2).Issue lsslp to get BPA information in switchport or vpd mode and write into xCAT DB directly.</text:p>
        </text:list-header>
      </text:list>
      <text:list xml:id="list34335441" text:continue-list="list34339491" text:style-name="L13">
        <text:list-item>
          <text:list>
            <text:list-header>
              <text:p text:style-name="P103">lsslp -s BPA -w -i 10.0.0.1 -M {switchport|vpd} --updatehosts</text:p>
            </text:list-header>
          </text:list>
        </text:list-item>
      </text:list>
      <text:list xml:id="list34346488" text:continue-list="list34344417" text:style-name="L12">
        <text:list-header>
          <text:p text:style-name="P68">3).Issue lsslp to get FSP information in switchport or vpd mode and write into xCAT DB directly.</text:p>
        </text:list-header>
      </text:list>
      <text:list xml:id="list34340049" text:continue-list="list34335441" text:style-name="L13">
        <text:list-item>
          <text:list>
            <text:list-header>
              <text:p text:style-name="P103">lsslp -s FSP -w -i 10.0.0.1 -M {switchport|vpd} --updatehosts</text:p>
            </text:list-header>
          </text:list>
        </text:list-item>
      </text:list>
      <text:list xml:id="list34358474" text:continue-list="list34346488" text:style-name="L12">
        <text:list-header>
          <text:p text:style-name="P68"/>
        </text:list-header>
      </text:list>
      <text:p text:style-name="P118"/>
      <text:h text:style-name="P129" text:outline-level="3" text:is-list-header="true"><text:bookmark-start text:name="DDE_LINK1"/>2.2.2 Permanent ip addresses</text:h>
      <text:h text:style-name="P133" text:outline-level="4" text:is-list-header="true">2.2.2.1 Setup DHCP server</text:h>
      <text:list xml:id="list34346755" text:continue-list="list34335340" text:style-name="L5">
        <text:list-item text:start-value="1">
          <text:p text:style-name="P120">networks table</text:p>
        </text:list-item>
      </text:list>
      <text:p text:style-name="P59"><text:soft-page-break/>The xCAT DB requires network tables to be created using the mkdef command for each subnet that is being used by the xCAT cluster. </text:p>
      <text:p text:style-name="P59">All the FSPs and BPAs ip addresses are got from DHCP server on xCAT management node or standalone DHCP server and this random IP addresses tend to be changed dynamically, the random FSP/BPA ip addresses are hard to maintain and error prone, so permanent ip addresses is a more clear and easier solution. To achieve the permanent ip addresses goal, a method is to specify the MAC address and ip address mapping for each FSP and BPA in the DHCP leases file.</text:p>
      <text:p text:style-name="P59">To avoid conflicting between the "random ip addresses" and "permanent ip addresses", two separate subnets are recommended. The following is an example that provides <text:s/>random IP subnet <text:span text:style-name="T13">"192.168.200.0"</text:span> and permanent IP subnet <text:span text:style-name="T13">"10.0.0.0" </text:span>in the xCAT networks table:</text:p>
      <text:list xml:id="list34341599" text:continue-list="list34340049" text:style-name="L13">
        <text:list-item>
          <text:list>
            <text:list-header>
              <text:p text:style-name="P103">#netname,net,mask,mgtifname,gateway,dhcpserver,tftpserver,nameservers, <text:s text:c="2"/>ntpservers,logservers,dynamicrange,nodehostname,comments,disable</text:p>
              <text:p text:style-name="P103">"RandomIPRange","192.168.200.0","255.255.255.0","en0","192.168.200.205","192.168.200.205","192.168.200.205","192.168.200.205",,"192.168.200.205","192.168.200.1-192.168.200.255",,,</text:p>
              <text:p text:style-name="P103">"PermanentIPAddress","10.0.0.0","255.255.255.0","en1","10.0.0.1","10.0.0.1","10.0.0.1","10.0.0.1",,"10.0.0.1",,,,</text:p>
            </text:list-header>
          </text:list>
        </text:list-item>
      </text:list>
      <text:p text:style-name="P55"/>
      <text:p text:style-name="P61"><text:span text:style-name="T22">In the above example, network interface name en0 is used for random ip address, "192.168.200.1-192.168.200.255" field indicates the dynamic IP range used by the service network. The BPA/FSPs will receive dynamic IP addresses in this range from DHCP server </text:span><text:span text:style-name="T23">192.168.200.205 (which is the xCAT MN).</text:span></text:p>
      <text:p text:style-name="P61"><text:span text:style-name="T22">Network interface name en1 is used for permanent ip address, </text:span><text:span text:style-name="T23">"10.0.0.1" is the DHCP server, which is also the xCAT MN. <text:s/>T</text:span><text:span text:style-name="T22">here is no dynamicrange field put in this subnet since the BPA/FSPs should not receive dynamic IP addresses in this range.</text:span></text:p>
      <text:p text:style-name="P59">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text:s/>according to <text:s/>their <text:s/>DHCP requirements .</text:p>
      <text:p text:style-name="P63"><text:span text:style-name="T1">On AIX xCAT MN, command makenetworks is not supported yet. All attributes fields in networks table need to be updated by the xCAT administrator working with xCAT chdef command.</text:span><text:span text:style-name="T31"> <text:s text:c="2"/></text:span></text:p>
      <text:p text:style-name="P29"/>
      <text:list xml:id="list34354414" text:continue-list="list34346755" text:style-name="L5">
        <text:list-item>
          <text:p text:style-name="P120">Stop bootp service and initialize DHCP service(AIX only)</text:p>
        </text:list-item>
      </text:list>
      <text:p text:style-name="P31"/>
      <text:p text:style-name="P59">For Linux clusters, there is one xCAT command makedhcp to write dhcp service to inittab <text:span text:style-name="T34">(/etc/inittab)</text:span> automatically.</text:p>
      <text:p text:style-name="P59"><text:soft-page-break/>For AIX clusters, there is a bootp service used on the xCAT MN working with node installations. <text:s/>If the xCAT administrator wants to use DHCP service instead of bootp for xCAT cluster node installations, they will need to disable the bootp service and write dhcpsd into rc.tcpip to start dhcp service during system bootup.</text:p>
      <text:p text:style-name="P32"/>
      <text:p text:style-name="P59">Disable the <text:s/>bootp service (for AIX only, optional)</text:p>
      <text:p text:style-name="P59">1). Stop bootp from rebootting by commenting <text:s/>bootps line in /etc/inetd.conf file: </text:p>
      <text:list xml:id="list34350674" text:continue-list="list34341599" text:style-name="L13">
        <text:list-item>
          <text:list>
            <text:list-header>
              <text:p text:style-name="P105"><text:span text:style-name="T2">#bootps dgram udp wait root /usr/sbin/bootpd bootpd /etc/bootptab</text:span> </text:p>
            </text:list-header>
          </text:list>
        </text:list-item>
      </text:list>
      <text:p text:style-name="P29"/>
      <text:p text:style-name="P59">2). <text:s/>Stop and restart the inetd subsystem: </text:p>
      <text:list xml:id="list34357790" text:continue-numbering="true" text:style-name="L13">
        <text:list-item>
          <text:list>
            <text:list-header>
              <text:p text:style-name="P103">refresh -s inetd </text:p>
            </text:list-header>
          </text:list>
        </text:list-item>
      </text:list>
      <text:p text:style-name="P59"/>
      <text:p text:style-name="P59">3). Stop bootp deamon:</text:p>
      <text:list xml:id="list34359997" text:continue-numbering="true" text:style-name="L13">
        <text:list-item>
          <text:list>
            <text:list-header>
              <text:p text:style-name="P103">ps -ef | grep bootp</text:p>
              <text:p text:style-name="P103">kill the bootp process</text:p>
            </text:list-header>
          </text:list>
        </text:list-item>
      </text:list>
      <text:p text:style-name="P59"/>
      <text:p text:style-name="P59">4). Start dhcpsd server from rebootting by uncomment dhcpsd lines in /etc/rc.tcpip</text:p>
      <text:list xml:id="list34363661" text:continue-numbering="true" text:style-name="L13">
        <text:list-item>
          <text:list>
            <text:list-header>
              <text:p text:style-name="P103"># Start up the DHCP Server</text:p>
              <text:p text:style-name="P103">start /usr/sbin/dhcpsd "$src_running"</text:p>
            </text:list-header>
          </text:list>
        </text:list-item>
      </text:list>
      <text:p text:style-name="P59"/>
      <text:p text:style-name="P59">5). Stop and restart the tcpip group</text:p>
      <text:list xml:id="list34357511" text:continue-numbering="true" text:style-name="L13">
        <text:list-item>
          <text:list>
            <text:list-header>
              <text:p text:style-name="P103">stopsrc -g tcpip</text:p>
              <text:p text:style-name="P103">startsrc -g tcpip</text:p>
            </text:list-header>
          </text:list>
        </text:list-item>
      </text:list>
      <text:p text:style-name="P29"/>
      <text:list xml:id="list34336262" text:continue-list="list34354414" text:style-name="L5">
        <text:list-item>
          <text:p text:style-name="P120">Write static IP address of the network interfaces running for DHCP service.</text:p>
        </text:list-item>
      </text:list>
      <text:p text:style-name="P59">For many reasons, xCAT Management Node could be rebooted, it is necessary to write a static IP address for the network interfaces on Management Node, so that DHCP server could provide service automatically after Management Node reboot.</text:p>
      <text:p text:style-name="P60">The following examples represent the DHCP network interface ent0 being used .</text:p>
      <text:p text:style-name="P59"/>
      <text:p text:style-name="P59">For Linux Clusters, write static IP address into network configuration file.</text:p>
      <text:p text:style-name="P59"><text:s text:c="8"/>For RHEL, the network configuration is in file like /etc/sysconfig/network-scripts/ifcfg-eth0:</text:p>
      <text:list xml:id="list34348850" text:continue-list="list34357511" text:style-name="L13">
        <text:list-item>
          <text:list>
            <text:list-header>
              <text:p text:style-name="P105"><text:s text:c="8"/><text:span text:style-name="T2">DEVICE=eth0</text:span></text:p>
              <text:p text:style-name="P103"><text:s text:c="8"/>BOOTPROTO=static</text:p>
              <text:p text:style-name="P103"><text:soft-page-break/><text:s text:c="8"/>HWADDR=00:14:5E:5F:20:90</text:p>
              <text:p text:style-name="P103"><text:s text:c="8"/>IPADDR=192.168.200.1</text:p>
              <text:p text:style-name="P103"><text:s text:c="8"/>NETMASK=255.255.255.0</text:p>
              <text:p text:style-name="P103"><text:s text:c="8"/>NETWORK=50.0.0.0</text:p>
              <text:p text:style-name="P103"><text:s text:c="8"/>ONBOOT=yes</text:p>
            </text:list-header>
          </text:list>
        </text:list-item>
      </text:list>
      <text:p text:style-name="P29"/>
      <text:p text:style-name="P45"><text:s text:c="8"/><text:span text:style-name="T1">For SLES, the network configuration is in file like /etc/sysconfig/network/ifcfg-eth0:</text:span></text:p>
      <text:list xml:id="list34336355" text:continue-numbering="true" text:style-name="L13">
        <text:list-item>
          <text:list>
            <text:list-header>
              <text:p text:style-name="P105"><text:s text:c="8"/><text:span text:style-name="T2">DEVICE=eth0</text:span></text:p>
              <text:p text:style-name="P103"><text:s text:c="8"/>BOOTPROTO=static</text:p>
              <text:p text:style-name="P103"><text:s text:c="8"/>HWADDR=00:14:5E:5F:20:90</text:p>
              <text:p text:style-name="P103"><text:s text:c="8"/>IPADDR=192.168.200.1</text:p>
              <text:p text:style-name="P103"><text:s text:c="8"/>NETMASK=255.255.255.0</text:p>
              <text:p text:style-name="P103"><text:s text:c="8"/>STARTMODE=onboot</text:p>
            </text:list-header>
          </text:list>
        </text:list-item>
      </text:list>
      <text:p text:style-name="P29"><text:s text:c="8"/></text:p>
      <text:p text:style-name="P47">For AIX Clusters, issue the following commands to write static IP address for network interface:</text:p>
      <text:list xml:id="list34338594" text:continue-numbering="true" text:style-name="L13">
        <text:list-item>
          <text:list>
            <text:list-header>
              <text:p text:style-name="P103">mktcpip -a 192.168.200.1 -i en0 -m 255.255.255.0 -h xCAT_MN</text:p>
            </text:list-header>
          </text:list>
        </text:list-item>
      </text:list>
      <text:p text:style-name="P29"/>
      <text:list xml:id="list34332320" text:continue-list="list34336262" text:style-name="L5">
        <text:list-item>
          <text:p text:style-name="P122">Generate dhcp configuration file for service nodes and compute nodes.</text:p>
        </text:list-item>
      </text:list>
      <text:p text:style-name="P31"/>
      <text:p text:style-name="P47">There is xCAT command makedhcp that can be used to help to create the DHCP configuration file and establish the DHCP service daemon working on the xCAT MN. </text:p>
      <text:p text:style-name="P47">Run "makedhcp -n" to add a dynamic IP pool. </text:p>
      <text:p text:style-name="P47">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47">Even if there are no definitions listed in networks table, the makedhcp command will try to generate generate DHCP service for all active subnets found on xCAT MN, even though there are no dynamic IP ranges. <text:s/></text:p>
      <text:p text:style-name="P47">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P47">See makedhcp man page for details of this command.</text:p>
      <text:p text:style-name="P109"/>
      <text:list xml:id="list34306308" text:style-name="L14">
        <text:list-header>
          <text:h text:style-name="P135" text:outline-level="4" text:is-list-header="true"><text:bookmark-end text:name="DDE_LINK1"/><text:soft-page-break/><text:span text:style-name="T12">2.2.2.2 Powe</text:span>r on all the frames and CECs</text:h>
        </text:list-header>
      </text:list>
      <text:p text:style-name="P49">Power on the frames/CECs manually, since the DHCP server is configured with dynamic ip range, then all the FSPs and BPAs will get floating IP addresses.</text:p>
      <text:list xml:id="list34354406" text:continue-numbering="true" text:style-name="L14">
        <text:list-header>
          <text:h text:style-name="P136" text:outline-level="4" text:is-list-header="true">2.2.2.3 Update xCAT tables</text:h>
        </text:list-header>
      </text:list>
      <text:p text:style-name="P47">Some information that mentioned in the “Planning” section should be added into xCAT DB, including the system specified node names, the mapping between the ip addresses and hostsnames, the mapping between the hostsnames and the physical hardware components.</text:p>
      <text:p text:style-name="P47"/>
      <text:list xml:id="list34346515" text:continue-list="list34332320" text:style-name="L5">
        <text:list-item text:start-value="1">
          <text:p text:style-name="P115">Update the mapping between hostnames and ip addresses</text:p>
        </text:list-item>
      </text:list>
      <text:p text:style-name="P4"><text:s text:c="5"/>1). Update nodelist table</text:p>
      <text:p text:style-name="P45"><text:span text:style-name="T9">The</text:span><text:span text:style-name="T8"> “</text:span><text:span text:style-name="T7">nodelist”</text:span><text:span text:style-name="T34"> <text:s/></text:span><text:span text:style-name="T36">table</text:span><text:span text:style-name="T34"> </text:span>stores all the hostnames and groups information for all the nodes. Before proceeding with the hardware discovery process, the "nodelist" table needs to be updated to include all the FSPs and BPAs hostnames information.</text:p>
      <text:list xml:id="list34309445" text:style-name="L15">
        <text:list-item>
          <text:p text:style-name="P93">nodelist table</text:p>
        </text:list-item>
      </text:list>
      <text:list xml:id="list34334734" text:continue-list="list34338594" text:style-name="L13">
        <text:list-item>
          <text:list>
            <text:list-header>
              <text:p text:style-name="P123">#node,groups,status,appstatus,primarysn,comments,disable</text:p>
              <text:p text:style-name="P123">frame1a,"all,bpa,bpa-a"</text:p>
              <text:p text:style-name="P123">frame1b,"all,bpa,bpa-b"</text:p>
              <text:p text:style-name="P123">... ...</text:p>
              <text:p text:style-name="P123">frame16a,"all,bpa,bpa-a"</text:p>
              <text:p text:style-name="P123">frame16b,"all,bpa,bpa-b"</text:p>
              <text:p text:style-name="P123">f1c1,"all,fsp"</text:p>
              <text:p text:style-name="P123">f1c2,"all,fsp"</text:p>
              <text:p text:style-name="P123">... ...</text:p>
              <text:p text:style-name="P123">f16c16,"all,fsp"</text:p>
            </text:list-header>
          </text:list>
        </text:list-item>
      </text:list>
      <text:p text:style-name="P47"/>
      <text:p text:style-name="P47">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list xml:id="list34336067" text:continue-numbering="true" text:style-name="L13">
        <text:list-item>
          <text:list>
            <text:list-header>
              <text:p text:style-name="P103">mkdef frame1a-frame16a groups="all,bpa,bpa-a"</text:p>
              <text:p text:style-name="P103">mkdef frame1b-frame16b groups="all,bpa,bpa-b"</text:p>
            </text:list-header>
          </text:list>
        </text:list-item>
      </text:list>
      <text:p text:style-name="P46"><text:s/></text:p>
      <text:p text:style-name="P4"><text:s text:c="5"/>2). Update hosts table</text:p>
      <text:p text:style-name="P25"/>
      <text:p text:style-name="P47"><text:soft-page-break/>The "hosts" table stores the hostnames and permanent ip addresses for all the nodes. For hardware discovery scenario, the hostnames and ip addresses information for all the FSPs and BPAs should be in "hosts" table before proceeding with the hardware discovery process. </text:p>
      <text:list xml:id="list34302180" text:style-name="L16">
        <text:list-item>
          <text:p text:style-name="P94">hosts table</text:p>
        </text:list-item>
      </text:list>
      <text:list xml:id="list34347298" text:continue-list="list34336067" text:style-name="L13">
        <text:list-item>
          <text:list>
            <text:list-header>
              <text:p text:style-name="P103">#node,ip,hostnames,comments,disable</text:p>
              <text:p text:style-name="P103">"f1c1","10.0.0.2",,,</text:p>
              <text:p text:style-name="P103">"f1c2","10.0.0.3",,,</text:p>
              <text:p text:style-name="P103"><text:s text:c="4"/>… …</text:p>
              <text:p text:style-name="P103">"frame1a","10.0.0.127",,,</text:p>
              <text:p text:style-name="P103">"frame1b","10.0.0.128",,,</text:p>
            </text:list-header>
          </text:list>
        </text:list-item>
      </text:list>
      <text:p text:style-name="P51"/>
      <text:p text:style-name="P24"/>
      <text:p text:style-name="P47">Note: If the CECs have two FSPs installed such as the POWER 595 systems, both the two FSPs should be added into the xCAT database. Here is an example:</text:p>
      <text:list xml:id="list34348097" text:continue-numbering="true" text:style-name="L13">
        <text:list-item>
          <text:list>
            <text:list-header>
              <text:p text:style-name="P103">#node,ip,hostnames,comments,disable</text:p>
              <text:p text:style-name="P103">"f1c1-a", <text:s/>"10.0.0.2"</text:p>
              <text:p text:style-name="P103">"f1c1-b", <text:s/>"10.0.0.3"</text:p>
              <text:p text:style-name="P103"><text:s text:c="4"/>… …</text:p>
              <text:p text:style-name="P103">"f16c1-a", <text:s/>"10.0.0.127"</text:p>
              <text:p text:style-name="P103">"f16c1-b", <text:s/>"10.0.0.128"</text:p>
            </text:list-header>
          </text:list>
        </text:list-item>
      </text:list>
      <text:p text:style-name="P33"/>
      <text:list xml:id="list34345764" text:continue-list="list34346515" text:style-name="L5">
        <text:list-item>
          <text:p text:style-name="P86">Update the mapping between the hostnames and physical hardware components</text:p>
        </text:list-item>
      </text:list>
      <text:list xml:id="list34353257" text:continue-list="list34348097" text:style-name="L17">
        <text:list-item>
          <text:list>
            <text:list-header>
              <text:p text:style-name="P108"><text:s text:c="5"/>1). Use vpd mode</text:p>
              <text:p text:style-name="P111">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47"/>
      <text:p text:style-name="P48">Since all the FSPs and BPAs have got ip addresses though the DHCP server are random ones, the lsslp command can be run to get the basic hardware information, but not all the necessary information is available such as the hostname and ip addresses mapping.</text:p>
      <text:p text:style-name="P22"/>
      <text:list xml:id="list34343618" text:continue-list="list34353257" text:style-name="L13">
        <text:list-item>
          <text:list>
            <text:list-header>
              <text:p text:style-name="P103"><text:soft-page-break/>Run lsslp -s BPA -z -i 10.0.0.1 &gt; /stanza/file/path</text:p>
            </text:list-header>
          </text:list>
        </text:list-item>
      </text:list>
      <text:p text:style-name="P57">or</text:p>
      <text:list xml:id="list34340205" text:continue-numbering="true" text:style-name="L13">
        <text:list-item>
          <text:list>
            <text:list-header>
              <text:p text:style-name="P103">Run lsslp -s FSP -z -i 10.0.0.1 &gt; /stanza/file/path</text:p>
            </text:list-header>
          </text:list>
        </text:list-item>
      </text:list>
      <text:p text:style-name="P23"/>
      <text:p text:style-name="P23"/>
      <text:p text:style-name="P47">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3">/stanza/file/path</text:span>.</text:p>
      <text:list xml:id="list34306784" text:style-name="L18">
        <text:list-item>
          <text:p text:style-name="P95">vpd table:</text:p>
        </text:list-item>
      </text:list>
      <text:list xml:id="list34346935" text:continue-list="list34340205" text:style-name="L13">
        <text:list-item>
          <text:list>
            <text:list-header>
              <text:p text:style-name="P105"><text:tab/><text:span text:style-name="T4">#node,serial,mtm,side,asset,comments,disable</text:span></text:p>
              <text:p text:style-name="P103"><text:tab/>"frame1a","99200G1","9A00-100","A",,,</text:p>
              <text:p text:style-name="P103"><text:tab/>"frame1b","99200G1","9A00-100","B",,,</text:p>
              <text:p text:style-name="P103"><text:tab/><text:tab/>... ...</text:p>
              <text:p text:style-name="P103"><text:tab/>"frame16a","99410D1","9A00-100","A",,,</text:p>
              <text:p text:style-name="P105"><text:tab/><text:span text:style-name="T4">"frame16b","99410D1","9A00-100","B",,,</text:span></text:p>
            </text:list-header>
          </text:list>
        </text:list-item>
      </text:list>
      <text:p text:style-name="P47">Note: The frames MTMS information can be got from the stanza file. For low end servers, the FSPs MTMS information can be got from the stanza file.</text:p>
      <text:p text:style-name="P47"/>
      <text:p text:style-name="P47">For high end CECs, the "ppc" table also needs to be updated to include the cage id information and the BPA information for each FSP. For low end CECs, the "ppc" table does not need to be updated.</text:p>
      <text:list xml:id="list34298924" text:style-name="L19">
        <text:list-item>
          <text:p text:style-name="P96">ppc table:</text:p>
        </text:list-item>
      </text:list>
      <text:p text:style-name="P67">#node,hcp,id,pprofile,parent,supernode,comments,disable</text:p>
      <text:p text:style-name="P67">"f1c1",,"1",,"<text:span text:style-name="T36">frame1a</text:span>",,,</text:p>
      <text:p text:style-name="P67">"f1c2",,"2",,"<text:span text:style-name="T36">frame1a</text:span>",,,</text:p>
      <text:p text:style-name="P67"><text:s text:c="12"/>… …</text:p>
      <text:p text:style-name="P67">"f16c1",,"1",,"<text:span text:style-name="T36">frame16a</text:span>",,,</text:p>
      <text:list xml:id="list34360234" text:continue-list="list34346935" text:style-name="L13">
        <text:list-item>
          <text:list>
            <text:list-header>
              <text:p text:style-name="P124">"f16c2",,"2",,"frame16a",,,</text:p>
            </text:list-header>
          </text:list>
        </text:list-item>
      </text:list>
      <text:p text:style-name="P56"/>
      <text:list xml:id="list34363989" text:continue-list="list34360234" text:style-name="L17">
        <text:list-item>
          <text:list>
            <text:list-header>
              <text:p text:style-name="P108"><text:s text:c="5"/>2). Use the switch port mode</text:p>
              <text:p text:style-name="P114"><text:soft-page-break/>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34327330" text:style-name="L20">
        <text:list-item>
          <text:p text:style-name="P99">switch table</text:p>
        </text:list-item>
      </text:list>
      <text:p text:style-name="P67">#node,switch, port,vlan,interface,comments,disable</text:p>
      <text:p text:style-name="P67">"frame1a","10.0.0.254","1",,,,</text:p>
      <text:p text:style-name="P67">"frame1b","10,0.0.254","2",,,,</text:p>
      <text:p text:style-name="P67"><text:s text:c="8"/>… …</text:p>
      <text:p text:style-name="P67">"frame16a","10.0.0.254","31",,,,</text:p>
      <text:list xml:id="list34362883" text:continue-list="list34363989" text:style-name="L13">
        <text:list-item>
          <text:list>
            <text:list-header>
              <text:p text:style-name="P124">"frame16b","10.0.0.254","32",,,,</text:p>
            </text:list-header>
          </text:list>
        </text:list-item>
      </text:list>
      <text:p text:style-name="P52"/>
      <text:p text:style-name="P49">For high end CECs, the "ppc" table also needs to be updated to include the cage id information for each FSP. For low end CECs, the "ppc" table does not need to be updated.</text:p>
      <text:p text:style-name="P30"/>
      <text:list xml:id="list34354776" text:continue-list="list34327330" text:style-name="L20">
        <text:list-item>
          <text:p text:style-name="P99">ppc table</text:p>
        </text:list-item>
      </text:list>
      <text:p text:style-name="P67">#node,hcp,id,pprofile,parent,supernode,comments,disable</text:p>
      <text:p text:style-name="P67">"f1c1",,"1",,"<text:span text:style-name="T36">frame1a</text:span>",,,</text:p>
      <text:p text:style-name="P67">"f1c2",,"2",,"<text:span text:style-name="T36">frame1a</text:span>",,,</text:p>
      <text:p text:style-name="P67"><text:s text:c="12"/>… …</text:p>
      <text:p text:style-name="P67">"f16c1",,"1",,"<text:span text:style-name="T36">frame16a</text:span>",,,</text:p>
      <text:list xml:id="list34339817" text:continue-list="list34362883" text:style-name="L13">
        <text:list-item>
          <text:list>
            <text:list-header>
              <text:p text:style-name="P124">"f16c2",,"2",,"frame16a",,,</text:p>
            </text:list-header>
          </text:list>
        </text:list-item>
      </text:list>
      <text:p text:style-name="P52"/>
      <text:p text:style-name="P49">Note that if there is hub during the connection between HMC and BPA/CEC, the BPA/CEC MTMS information should also been added into vpd table, see section 2.7.1 “Use vpd mode” for detailed description.</text:p>
      <text:p text:style-name="P62"/>
      <text:p text:style-name="P46"/>
      <text:list xml:id="list34346363" text:continue-list="list34354406" text:style-name="L14">
        <text:list-header>
          <text:h text:style-name="P137" text:outline-level="4" text:is-list-header="true">2.2.2.4 Discover HMCs/frame/CECs, and define them in xCAT DB.</text:h>
        </text:list-header>
      </text:list>
      <text:p text:style-name="P49"><text:s/>XCAT command lsslp will help to discovery the HMC/frame/CECs, write the discovered information into xCAT DB or output in different format, including RAW, XML and stanza format.</text:p>
      <text:list xml:id="list34336816" text:continue-list="list34345764" text:style-name="L5">
        <text:list-item text:start-value="1">
          <text:p text:style-name="P125">Use stanza file</text:p>
        </text:list-item>
      </text:list>
      <text:list xml:id="list38558739" text:style-name="L13">
        <text:list-item>
          <text:list>
            <text:list-item>
              <text:list>
                <text:list-header>
                  <text:p text:style-name="P78">1). Discovery HMC firstly and write the information into stanza file.</text:p>
                </text:list-header>
              </text:list>
            </text:list-item>
          </text:list>
        </text:list-item>
      </text:list>
      <text:list xml:id="list34338644" text:continue-list="list34339817" text:style-name="L13">
        <text:list-item>
          <text:list>
            <text:list-header>
              <text:p text:style-name="P104"><text:soft-page-break/>lsslp -s HMC -z -i 10.0.0.1 &gt; /hmc/stanza/file</text:p>
            </text:list-header>
          </text:list>
        </text:list-item>
      </text:list>
      <text:p text:style-name="P53">2). Review the HMC stanza file and make modifications if necessary.</text:p>
      <text:list xml:id="list34297057" text:style-name="L21">
        <text:list-item>
          <text:list>
            <text:list-item>
              <text:list>
                <text:list-header>
                  <text:p text:style-name="P79">3). Write the HMC information into xCAT DB with xCAT command mkdef.</text:p>
                </text:list-header>
              </text:list>
            </text:list-item>
          </text:list>
        </text:list-item>
      </text:list>
      <text:list xml:id="list34354129" text:continue-list="list34338644" text:style-name="L13">
        <text:list-item>
          <text:list>
            <text:list-header>
              <text:p text:style-name="P104">cat /hmc/stanza/file | mkdef -z</text:p>
            </text:list-header>
          </text:list>
        </text:list-item>
      </text:list>
      <text:list xml:id="list34326062" text:style-name="L22">
        <text:list-header>
          <text:p text:style-name="P80">4). Discover BPA in switchport or vpd Mode and write into stanza file.</text:p>
        </text:list-header>
      </text:list>
      <text:list xml:id="list34341261" text:continue-list="list34354129" text:style-name="L13">
        <text:list-item>
          <text:list>
            <text:list-header>
              <text:p text:style-name="P104">lsslp -s BPA -z -i 10.0.0.1 -M {switchport|vpd} &gt; /bpa/stanza/file</text:p>
            </text:list-header>
          </text:list>
        </text:list-item>
      </text:list>
      <text:list xml:id="list34333679" text:continue-list="list34358474" text:style-name="L12">
        <text:list-header>
          <text:p text:style-name="P81">5). Review the BPA stanza file and make modifications if necessary.</text:p>
          <text:p text:style-name="P81">6). Write the BPA information into xCAT DB with xCAT command mkdef.</text:p>
        </text:list-header>
      </text:list>
      <text:list xml:id="list34347641" text:continue-list="list34341261" text:style-name="L13">
        <text:list-item>
          <text:list>
            <text:list-header>
              <text:p text:style-name="P104">cat /bpa/stanza/file | mkdef -z</text:p>
            </text:list-header>
          </text:list>
        </text:list-item>
      </text:list>
      <text:list xml:id="list34331771" text:continue-list="list34333679" text:style-name="L12">
        <text:list-header>
          <text:p text:style-name="P81">7). Discovery FSP in switchport or vpd Mode and write into stanza file</text:p>
        </text:list-header>
      </text:list>
      <text:list xml:id="list34351492" text:continue-list="list34347641" text:style-name="L13">
        <text:list-item>
          <text:list>
            <text:list-header>
              <text:p text:style-name="P104">lsslp -s FSP -z -i 10.0.0.1 -M {switchport|vpd} &gt; /bpa/stanza/file</text:p>
            </text:list-header>
          </text:list>
        </text:list-item>
      </text:list>
      <text:list xml:id="list34340203" text:continue-list="list34331771" text:style-name="L12">
        <text:list-header>
          <text:p text:style-name="P81">8). Review the BPA stanza file and make modifications if necessary.</text:p>
          <text:p text:style-name="P81">9). Write the FSP information into xCAT DB with xCAT command mkdef.</text:p>
        </text:list-header>
      </text:list>
      <text:list xml:id="list34354209" text:continue-list="list34351492" text:style-name="L13">
        <text:list-item>
          <text:list>
            <text:list-header>
              <text:p text:style-name="P104">cat /bpa/stanza/file | mkdef -z</text:p>
            </text:list-header>
          </text:list>
        </text:list-item>
      </text:list>
      <text:list xml:id="list34344560" text:continue-list="list34340203" text:style-name="L12">
        <text:list-header>
          <text:p text:style-name="P81">10). Issue xCAT command makedhcp to write permanent IP address into DHCP lease file.</text:p>
        </text:list-header>
      </text:list>
      <text:list xml:id="list34341658" text:continue-list="list34354209" text:style-name="L13">
        <text:list-item>
          <text:list>
            <text:list-header>
              <text:p text:style-name="P104">makedhcp -a</text:p>
            </text:list-header>
          </text:list>
        </text:list-item>
      </text:list>
      <text:list xml:id="list34332039" text:continue-list="list34344560" text:style-name="L12">
        <text:list-header>
          <text:p text:style-name="P81">11). Issue xCAT command lsslp with option resetnet to restart BPA's network to get permanent IP address from DHCP server.</text:p>
        </text:list-header>
      </text:list>
      <text:list xml:id="list34347888" text:continue-list="list34341658" text:style-name="L13">
        <text:list-item>
          <text:list>
            <text:list-header>
              <text:p text:style-name="P104">lsslp -s BPA –resetnet</text:p>
            </text:list-header>
          </text:list>
        </text:list-item>
      </text:list>
      <text:list xml:id="list34363095" text:continue-list="list34332039" text:style-name="L12">
        <text:list-header>
          <text:p text:style-name="P81">12). Issue xCAT command lsslp with option resetnet to restart FSP's network to get permanent IP address from DHCP server.</text:p>
        </text:list-header>
      </text:list>
      <text:list xml:id="list34336558" text:continue-list="list34347888" text:style-name="L13">
        <text:list-item>
          <text:list>
            <text:list-header>
              <text:p text:style-name="P104">lsslp -s FSP –resetnet</text:p>
            </text:list-header>
          </text:list>
        </text:list-item>
      </text:list>
      <text:p text:style-name="P23"/>
      <text:list xml:id="list34343097" text:continue-list="list34336816" text:style-name="L5">
        <text:list-item>
          <text:p text:style-name="P125">Update xCAT DB directly</text:p>
        </text:list-item>
      </text:list>
      <text:list xml:id="list34344408" text:continue-list="list34363095" text:style-name="L12">
        <text:list-header>
          <text:p text:style-name="P81">1). Dicovery HMC and write the information into xCAT DB directly with -w option</text:p>
        </text:list-header>
      </text:list>
      <text:list xml:id="list34331879" text:continue-list="list34336558" text:style-name="L13">
        <text:list-item>
          <text:list>
            <text:list-header>
              <text:p text:style-name="P104">lsslp -s HMC -w -i 10.0.0.1 </text:p>
            </text:list-header>
          </text:list>
        </text:list-item>
      </text:list>
      <text:list xml:id="list34347366" text:continue-list="list34344408" text:style-name="L12">
        <text:list-header>
          <text:p text:style-name="P81">2). Discovery BPA and write the information into xCAT DB directly with -w option.</text:p>
        </text:list-header>
      </text:list>
      <text:list xml:id="list34363417" text:continue-list="list34331879" text:style-name="L13">
        <text:list-item>
          <text:list>
            <text:list-header>
              <text:p text:style-name="P104">lsslp -s BPA -w -i 10.0.0.1 -M {switchport|vpd} --makedhcp --resetnet</text:p>
            </text:list-header>
          </text:list>
        </text:list-item>
      </text:list>
      <text:list xml:id="list34352095" text:continue-list="list34347366" text:style-name="L12">
        <text:list-header>
          <text:p text:style-name="P81">3). Discovery FSP and write the information into xCAT DB directly with -w option.</text:p>
        </text:list-header>
      </text:list>
      <text:list xml:id="list34339742" text:continue-list="list34363417" text:style-name="L13">
        <text:list-item>
          <text:list>
            <text:list-header>
              <text:p text:style-name="P104">lsslp -s FSP -z -i 10.0.0.1 -M {switchport|vpd} --makedhcp --resetnet</text:p>
            </text:list-header>
          </text:list>
        </text:list-item>
      </text:list>
      <text:p text:style-name="P26"/>
      <text:p text:style-name="P26"/>
      <text:h text:style-name="Heading_20_2" text:outline-level="2" text:is-list-header="true"><text:soft-page-break/>2.3 Limitations:</text:h>
      <text:p text:style-name="P26"/>
      <text:list xml:id="list34328411" text:style-name="L23">
        <text:list-item>
          <text:p text:style-name="P76">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list xml:id="list34339608" text:continue-list="list34339742" text:style-name="L13">
        <text:list-item>
          <text:list>
            <text:list-header>
              <text:p text:style-name="P104">lsslp -s FSP -i 192.168.200.246 -t 5 -c 3000,3000,3000,3000,3000</text:p>
            </text:list-header>
          </text:list>
        </text:list-item>
      </text:list>
      <text:p text:style-name="P17">See “lsslp” <text:s/>man page for the details.</text:p>
      <text:list xml:id="list34341047" text:continue-list="list34328411" text:style-name="L23">
        <text:list-item>
          <text:p text:style-name="P77"><text:span text:style-name="T18">For HMC with V7R350 release, we had experienced some HMC discovery issues "</text:span><text:span text:style-name="T19">lsslp -m</text:span><text:span text:style-name="T18">" in different layer2/layer3 ethernet switch environments. In this case, the xCAT admin have to manually create the HMC server node object using xCAT command “</text:span><text:span text:style-name="T19">mkdef</text:span><text:span text:style-name="T18">”. </text:span></text:p>
        </text:list-item>
        <text:list-item>
          <text:p text:style-name="P77">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77"/>
        </text:list-item>
      </text:list>
      <text:h text:style-name="P128" text:outline-level="1">3. Setup connections from HMC to frame/CEC</text:h>
      <text:list xml:id="list34353955" text:continue-numbering="true" text:style-name="L23">
        <text:list-header>
          <text:p text:style-name="P73"><text:span text:style-name="T29">The xCAT administrator can setup the xCAT cluster to connect the BPA or FSP <text:s/>to selected HMCs that are located in their xCAT service network. <text:s/>They can also specify the proper security environment used with passwords to HMC, BPA, and FSP. </text:span><text:span text:style-name="T6"><text:tab/></text:span></text:p>
        </text:list-header>
      </text:list>
      <text:h text:style-name="Heading_20_2" text:outline-level="2" text:is-list-header="true">3<text:span text:style-name="T12">.1 Set proper passwords for BPA/FSP/HMC.</text:span></text:h>
      <text:p text:style-name="P12">The passwords used with BPA/FSP userid 'HMC' needs to be set correctly in xCAT table “ppcdirect” or table “passwd” if the cluster is not going to use the default <text:s/>password. <text:s/>Here is an example of table “ppcdirect”,</text:p>
      <text:list xml:id="list34350006" text:continue-list="list34339608" text:style-name="L13">
        <text:list-item>
          <text:list>
            <text:list-header>
              <text:p text:style-name="P124">#hcp,username,password,comments,disable</text:p>
              <text:p text:style-name="P124">"Server-9125-F2A-0262672","HMC","abc123",,</text:p>
              <text:p text:style-name="P124">"my_frame_grp1","HMC","abcdefg",,</text:p>
            </text:list-header>
          </text:list>
        </text:list-item>
      </text:list>
      <text:p text:style-name="P12"><text:soft-page-break/></text:p>
      <text:p text:style-name="P12">The default passwords of BPA/FSP for userid 'HMC' can also be set in table “passwd” which is used with xCAT cluster, for an example:</text:p>
      <text:list xml:id="list34342251" text:continue-numbering="true" text:style-name="L13">
        <text:list-item>
          <text:list>
            <text:list-header>
              <text:p text:style-name="P124">#key,username,password,comments,disable</text:p>
              <text:p text:style-name="P124">"fsp","HMC","ibm4you",,</text:p>
            </text:list-header>
          </text:list>
        </text:list-item>
      </text:list>
      <text:p text:style-name="P12">The passwords used with the HMC nodes working with userid “hscroot” <text:s/>is located in the xCAT table <text:s/>“ppchcp” . For an example </text:p>
      <text:list xml:id="list34350386" text:continue-numbering="true" text:style-name="L13">
        <text:list-item>
          <text:list>
            <text:list-header>
              <text:p text:style-name="P124">#hcp,username,password,comments,disable</text:p>
              <text:p text:style-name="P124">"c76v1hmc02","hscroot","abc123",,</text:p>
            </text:list-header>
          </text:list>
        </text:list-item>
      </text:list>
      <text:h text:style-name="P130" text:outline-level="2" text:is-list-header="true">3.2 Run mkhwconn to assign frames/CECs to correct HMCs </text:h>
      <text:p text:style-name="P36">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6"/>
      <text:p text:style-name="Hanging_20_indent">For an mkhwconn example, run</text:p>
      <text:list xml:id="list34347421" text:continue-numbering="true" text:style-name="L13">
        <text:list-item>
          <text:list>
            <text:list-header>
              <text:p text:style-name="P104">mkhwconn FSP1 –p HMC1 -P &lt;HMC passwd&gt;</text:p>
            </text:list-header>
          </text:list>
        </text:list-item>
      </text:list>
      <text:p text:style-name="P42"><text:tab/> <text:s text:c="6"/>will result with FSP node <text:span text:style-name="T13">FSP1</text:span> to be connected <text:s/>by HMC node <text:s/><text:span text:style-name="T13">HMC1</text:span>. </text:p>
      <text:p text:style-name="P16">See mkhwconn <text:s/>man page for details of this command</text:p>
      <text:p text:style-name="P6"/>
      <text:p text:style-name="P6">Note:</text:p>
      <text:list xml:id="list34325140" text:style-name="L24">
        <text:list-item>
          <text:p text:style-name="P82"><text:span text:style-name="T35">O</text:span><text:span text:style-name="T26">nly one HMC can be specified and active in xCAT DB at a time. </text:span></text:p>
        </text:list-item>
        <text:list-item>
          <text:p text:style-name="P83">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0">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26"> <text:s text:c="5"/></text:span></text:p>
      <text:p text:style-name="P37">The following is an example of activating a second HMC:</text:p>
      <text:p text:style-name="P38">Run chdef to change the “mgt” (node management type) to “hmc”, and change “hcp” to the corresponding HMC node.</text:p>
      <text:list xml:id="list34347479" text:continue-list="list34347421" text:style-name="L13">
        <text:list-item>
          <text:list>
            <text:list-header>
              <text:p text:style-name="P104"><text:soft-page-break/>chdef <text:s/>frame_group1,fsp_group2 mgt=hmc hcp=hmc1. </text:p>
            </text:list-header>
          </text:list>
        </text:list-item>
      </text:list>
      <text:p text:style-name="Text_20_Body_20_Indent"><text:span text:style-name="T27">Here the </text:span><text:span text:style-name="T28">frame_group1 </text:span><text:span text:style-name="T27">includes the selected BPA nodes, and </text:span><text:span text:style-name="T28">fsp_group2</text:span><text:span text:style-name="T27"> includes FSP nodes that do not belong to the BPA nodes in frame_group1.</text:span></text:p>
      <text:p text:style-name="P39">Run mkhwconn to have a second hmc1 be the second and main HMC connections for <text:s/><text:span text:style-name="T13">frame_group1</text:span> and f<text:span text:style-name="T13">sp_group2</text:span>.</text:p>
      <text:list xml:id="list34354875" text:continue-numbering="true" text:style-name="L13">
        <text:list-item>
          <text:list>
            <text:list-header>
              <text:p text:style-name="P104">mkhwconn <text:s/>frame_group1,fsp_group2 <text:s/>–t</text:p>
            </text:list-header>
          </text:list>
        </text:list-item>
      </text:list>
      <text:p text:style-name="P41">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3"><text:s text:c="3"/></text:p>
      <text:list xml:id="list34310878" text:style-name="L25">
        <text:list-item>
          <text:list>
            <text:list-header>
              <text:h text:style-name="P131" text:outline-level="2" text:is-list-header="true">3.3 List <text:s/>frames/CECs <text:s/>from HMC </text:h>
            </text:list-header>
          </text:list>
        </text:list-item>
      </text:list>
      <text:p text:style-name="P7">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7">Run <text:span text:style-name="T13">lshwconn <text:s/>&lt;HMC node&gt;</text:span> <text:s/>to locate all BPA/FSP servers on HMC. </text:p>
      <text:p text:style-name="P8">See “lshwconn” <text:s/>man page for the details.</text:p>
      <text:p text:style-name="P34"><text:s text:c="4"/></text:p>
      <text:list xml:id="list34350472" text:continue-numbering="true" text:style-name="L25">
        <text:list-item>
          <text:list>
            <text:list-header>
              <text:h text:style-name="P131" text:outline-level="2" text:is-list-header="true">3.4 Move frames/CECs to other HMCs (optional)</text:h>
            </text:list-header>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39">For example, if the attribute “hcp” attribute <text:s/>is set to HMC node <text:span text:style-name="T13">hmc1</text:span>, working with BPA server node <text:span text:style-name="T13">frame1</text:span> running <text:s text:c="3"/><text:span text:style-name="T30">“rmhwconn frame1” </text:span></text:p>
      <text:p text:style-name="P38">This will remove the frame <text:span text:style-name="T13">frame1</text:span>, as well as any CECs located in the frame1 from current HMC <text:span text:style-name="T13">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38">Run mkhwconn to assign frames/CECs to another HMC, as described in 3.2.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1"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6_20_1" style:display-name="RTF_Num 6 1" style:family="text">
      <style:text-properties style:font-name="宋体"/>
    </style:style>
    <style:style style:name="RTF_5f_Num_20_7_20_1" style:display-name="RTF_Num 7 1" style:family="text">
      <style:text-properties style:font-name="宋体"/>
    </style:style>
    <style:style style:name="RTF_5f_Num_20_8_20_1" style:display-name="RTF_Num 8 1" style:family="text">
      <style:text-properties style:font-name="宋体"/>
    </style:style>
    <style:style style:name="RTF_5f_Num_20_9_20_1" style:display-name="RTF_Num 9 1" style:family="text">
      <style:text-properties style:font-name="宋体"/>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start-value="2" text:display-levels="3">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10-03-09T14:23:14.01</dc:date>
    <meta:printed-by>croswell</meta:printed-by>
    <meta:print-date>2009-10-20T08:54:47</meta:print-date>
    <dc:language>en-US</dc:language>
    <meta:editing-cycles>39</meta:editing-cycles>
    <meta:editing-duration>PT56H50M22S</meta:editing-duration>
    <meta:document-statistic meta:table-count="0" meta:image-count="0" meta:object-count="0" meta:page-count="25" meta:paragraph-count="446" meta:word-count="6717" meta:character-count="42718"/>
    <meta:user-defined meta:name="Info 1"/>
    <meta:user-defined meta:name="Info 2"/>
    <meta:user-defined meta:name="Info 3"/>
    <meta:user-defined meta:name="Info 4"/>
  </office:meta>
</office:document-meta>
</file>